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8" style:family="table-column">
      <style:table-column-properties fo:break-before="auto" style:column-width="4.704cm"/>
    </style:style>
    <style:style style:name="co9" style:family="table-column">
      <style:table-column-properties fo:break-before="auto" style:column-width="5.018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1.462cm"/>
    </style:style>
    <style:style style:name="co23" style:family="table-column">
      <style:table-column-properties fo:break-before="auto" style:column-width="1.385cm"/>
    </style:style>
    <style:style style:name="co17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1.568cm"/>
    </style:style>
    <style:style style:name="co25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3.214cm"/>
    </style:style>
    <style:style style:name="co34" style:family="table-column">
      <style:table-column-properties fo:break-before="auto" style:column-width="1.856cm"/>
    </style:style>
    <style:style style:name="co35" style:family="table-column">
      <style:table-column-properties fo:break-before="auto" style:column-width="1.593cm"/>
    </style:style>
    <style:style style:name="co36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254cm"/>
    </style:style>
    <style:style style:name="co14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0.522cm"/>
    </style:style>
    <style:style style:name="co19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281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1.88cm"/>
    </style:style>
    <style:style style:name="co40" style:family="table-column">
      <style:table-column-properties fo:break-before="auto" style:column-width="3.433cm"/>
    </style:style>
    <style:style style:name="co41" style:family="table-column">
      <style:table-column-properties fo:break-before="auto" style:column-width="9.511cm"/>
    </style:style>
    <style:style style:name="co42" style:family="table-column">
      <style:table-column-properties fo:break-before="auto" style:column-width="2.688cm"/>
    </style:style>
    <style:style style:name="co43" style:family="table-column">
      <style:table-column-properties fo:break-before="auto" style:column-width="3.551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649cm"/>
    </style:style>
    <style:style style:name="co46" style:family="table-column">
      <style:table-column-properties fo:break-before="auto" style:column-width="1.944cm"/>
    </style:style>
    <style:style style:name="co47" style:family="table-column">
      <style:table-column-properties fo:break-before="auto" style:column-width="2.002cm"/>
    </style:style>
    <style:style style:name="co48" style:family="table-column">
      <style:table-column-properties fo:break-before="auto" style:column-width="4.512cm"/>
    </style:style>
    <style:style style:name="co49" style:family="table-column">
      <style:table-column-properties fo:break-before="auto" style:column-width="1.473cm"/>
    </style:style>
    <style:style style:name="co50" style:family="table-column">
      <style:table-column-properties fo:break-before="auto" style:column-width="1.903cm"/>
    </style:style>
    <style:style style:name="co51" style:family="table-column">
      <style:table-column-properties fo:break-before="auto" style:column-width="3.08cm"/>
    </style:style>
    <style:style style:name="co52" style:family="table-column">
      <style:table-column-properties fo:break-before="auto" style:column-width="9.982cm"/>
    </style:style>
    <style:style style:name="co53" style:family="table-column">
      <style:table-column-properties fo:break-before="auto" style:column-width="5.315cm"/>
    </style:style>
    <style:style style:name="co54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3.163cm"/>
    </style:style>
    <style:style style:name="co55" style:family="table-column">
      <style:table-column-properties fo:break-before="auto" style:column-width="3.45cm"/>
    </style:style>
    <style:style style:name="co7" style:family="table-column">
      <style:table-column-properties fo:break-before="auto" style:column-width="2.258cm"/>
    </style:style>
    <style:style style:name="co58" style:family="table-column">
      <style:table-column-properties fo:break-before="auto" style:column-width="5.149cm"/>
    </style:style>
    <style:style style:name="co59" style:family="table-column">
      <style:table-column-properties fo:break-before="auto" style:column-width="4.156cm"/>
    </style:style>
    <style:style style:name="co60" style:family="table-column">
      <style:table-column-properties fo:break-before="auto" style:column-width="4.547cm"/>
    </style:style>
    <style:style style:name="co61" style:family="table-column">
      <style:table-column-properties fo:break-before="auto" style:column-width="3.344cm"/>
    </style:style>
    <style:style style:name="co62" style:family="table-column">
      <style:table-column-properties fo:break-before="auto" style:column-width="9.88cm"/>
    </style:style>
    <style:style style:name="co63" style:family="table-column">
      <style:table-column-properties fo:break-before="auto" style:column-width="2.9cm"/>
    </style:style>
    <style:style style:name="co64" style:family="table-column">
      <style:table-column-properties fo:break-before="auto" style:column-width="1.542cm"/>
    </style:style>
    <style:style style:name="co65" style:family="table-column">
      <style:table-column-properties fo:break-before="auto" style:column-width="1.515cm"/>
    </style:style>
    <style:style style:name="co66" style:family="table-column">
      <style:table-column-properties fo:break-before="auto" style:column-width="0.549cm"/>
    </style:style>
    <style:style style:name="co67" style:family="table-column">
      <style:table-column-properties fo:break-before="auto" style:column-width="1.097cm"/>
    </style:style>
    <style:style style:name="co68" style:family="table-column">
      <style:table-column-properties fo:break-before="auto" style:column-width="1.986cm"/>
    </style:style>
    <style:style style:name="co69" style:family="table-column">
      <style:table-column-properties fo:break-before="auto" style:column-width="3.24cm"/>
    </style:style>
    <style:style style:name="co70" style:family="table-column">
      <style:table-column-properties fo:break-before="auto" style:column-width="0.288cm"/>
    </style:style>
    <style:style style:name="co71" style:family="table-column">
      <style:table-column-properties fo:break-before="auto" style:column-width="1.803cm"/>
    </style:style>
    <style:style style:name="co72" style:family="table-column">
      <style:table-column-properties fo:break-before="auto" style:column-width="3.187cm"/>
    </style:style>
    <style:style style:name="co73" style:family="table-column">
      <style:table-column-properties fo:break-before="auto" style:column-width="0.261cm"/>
    </style:style>
    <style:style style:name="co74" style:family="table-column">
      <style:table-column-properties fo:break-before="auto" style:column-width="3.293cm"/>
    </style:style>
    <style:style style:name="co75" style:family="table-column">
      <style:table-column-properties fo:break-before="auto" style:column-width="3.032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1.2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fo:background-color="#ff0000" fo:wrap-option="wrap"/>
    </style:style>
    <style:style style:name="ce13" style:family="table-cell" style:parent-style-name="Default">
      <style:table-cell-properties fo:background-color="#81d41a" fo:wrap-option="wrap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 fo:wrap-option="wrap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f00" fo:wrap-option="wrap"/>
    </style:style>
    <style:style style:name="ce25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color="#ff0000"/>
    </style:style>
    <style:style style:name="ce2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a933"/>
    </style:style>
    <style:style style:name="ce36" style:family="table-cell" style:parent-style-name="Default">
      <style:table-cell-properties fo:background-color="transparent" fo:wrap-option="wrap"/>
      <style:text-properties fo:color="#16191f" style:text-outline="false" style:text-line-through-style="none" style:text-line-through-type="none" style:font-name="Amazon Embe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mazon Emb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37">
      <style:table-cell-properties fo:wrap-option="wrap"/>
    </style:style>
    <style:style style:name="ce41" style:family="table-cell" style:parent-style-name="Default" style:data-style-name="N37">
      <style:table-cell-properties fo:background-color="#00a933" fo:wrap-option="wrap"/>
    </style:style>
    <style:style style:name="ce43" style:family="table-cell" style:parent-style-name="Default">
      <style:table-cell-properties fo:background-color="#ff4000" fo:wrap-option="wrap"/>
      <style:text-properties fo:color="#000000"/>
    </style:style>
    <style:style style:name="ce44" style:family="table-cell" style:parent-style-name="Default" style:data-style-name="N37">
      <style:table-cell-properties fo:background-color="#cccccc" fo:wrap-option="wrap"/>
    </style:style>
    <style:style style:name="ce45" style:family="table-cell" style:parent-style-name="Default" style:data-style-name="N37">
      <style:table-cell-properties fo:background-color="transparent" fo:wrap-option="wrap"/>
    </style:style>
    <style:style style:name="ce46" style:family="table-cell" style:parent-style-name="Default" style:data-style-name="N37">
      <style:table-cell-properties fo:background-color="#ff4000" fo:wrap-option="wrap"/>
    </style:style>
    <style:style style:name="ce49" style:family="table-cell" style:parent-style-name="Default">
      <style:table-cell-properties fo:background-color="#ff4000" fo:wrap-option="wrap"/>
      <style:text-properties fo:color="#16191f" style:text-outline="false" style:text-line-through-style="none" style:text-line-through-type="none" style:font-name="Amazon Ember" fo:font-size="7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mazon Embe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</style:style>
    <style:style style:name="ce62" style:family="table-cell" style:parent-style-name="Default">
      <style:table-cell-properties fo:background-color="#ff4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>
      <style:table-cell-properties fo:background-color="#ff0000" fo:wrap-option="wrap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cccccc" fo:wrap-option="wrap"/>
    </style:style>
    <style:style style:name="ce69" style:family="table-cell" style:parent-style-name="Default">
      <style:table-cell-properties fo:background-color="#00a933" fo:wrap-option="wrap"/>
    </style:style>
    <style:style style:name="ce71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fo:background-color="#ff4000" fo:wrap-option="wrap"/>
      <style:text-properties fo:color="#000000"/>
    </style:style>
    <style:style style:name="ce8" style:family="table-cell" style:parent-style-name="Default">
      <style:table-cell-properties fo:background-color="transparent" fo:wrap-option="wrap"/>
    </style:style>
    <style:style style:name="ce8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42"/>
    <style:style style:name="ce95" style:family="table-cell" style:parent-style-name="Default" style:data-style-name="N37"/>
    <style:style style:name="ce96" style:family="table-cell" style:parent-style-name="Default" style:data-style-name="N0"/>
    <style:style style:name="ce88" style:family="table-cell" style:parent-style-name="Default" style:data-style-name="N42">
      <style:table-cell-properties fo:background-color="#ffffa6"/>
    </style:style>
    <style:style style:name="ce91" style:family="table-cell" style:parent-style-name="Default" style:data-style-name="N42">
      <style:table-cell-properties fo:background-color="#fff5ce"/>
    </style:style>
    <style:style style:name="ce101" style:family="table-cell" style:parent-style-name="Default" style:data-style-name="N100"/>
    <style:style style:name="ce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7" style:family="table-cell" style:parent-style-name="Default" style:data-style-name="N41">
      <style:table-cell-properties fo:wrap-option="wrap"/>
    </style:style>
    <style:style style:name="ce9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00" fo:wrap-option="wrap"/>
    </style:style>
    <style:style style:name="ce100" style:family="table-cell" style:parent-style-name="Default">
      <style:table-cell-properties fo:background-color="#ff0000" fo:wrap-option="wrap"/>
    </style:style>
    <style:style style:name="ce102" style:family="table-cell" style:parent-style-name="Default">
      <style:table-cell-properties fo:background-color="#ff4000" fo:wrap-option="wrap"/>
    </style:style>
    <style:style style:name="ce103" style:family="table-cell" style:parent-style-name="Default">
      <style:table-cell-properties fo:background-color="transparent" fo:wrap-option="wrap"/>
    </style:style>
    <style:style style:name="ce104" style:family="table-cell" style:parent-style-name="Default">
      <style:table-cell-properties fo:background-color="#81d41a" fo:wrap-option="wrap"/>
    </style:style>
    <style:style style:name="ce105" style:family="table-cell" style:parent-style-name="Default">
      <style:table-cell-properties fo:background-color="#00a933" fo:wrap-option="wrap"/>
    </style:style>
    <style:style style:name="ce106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cccccc" fo:wrap-option="wrap"/>
    </style:style>
    <style:style style:name="ce109" style:family="table-cell" style:parent-style-name="Default">
      <style:table-cell-properties fo:background-color="#ff4000" fo:wrap-option="wrap"/>
      <style:text-properties fo:color="#000000"/>
    </style:style>
    <style:style style:name="ce110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bf00" fo:wrap-option="wrap"/>
    </style:style>
    <style:style style:name="ce112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4" style:family="table-cell" style:parent-style-name="Default">
      <style:table-cell-properties fo:wrap-option="wrap"/>
      <style:text-properties fo:color="#ff0000"/>
    </style:style>
    <style:style style:name="ce115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fo:color="#00a933"/>
    </style:style>
    <style:style style:name="ce11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4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 fo:wrap-option="wrap"/>
      <style:text-properties fo:color="#16191f" style:text-outline="false" style:text-line-through-style="none" style:text-line-through-type="none" style:font-name="Amazon Embe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mazon Emb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37">
      <style:table-cell-properties fo:wrap-option="wrap"/>
    </style:style>
    <style:style style:name="ce126" style:family="table-cell" style:parent-style-name="Default" style:data-style-name="N37">
      <style:table-cell-properties fo:background-color="#00a933" fo:wrap-option="wrap"/>
    </style:style>
    <style:style style:name="ce127" style:family="table-cell" style:parent-style-name="Default" style:data-style-name="N37">
      <style:table-cell-properties fo:background-color="#cccccc" fo:wrap-option="wrap"/>
    </style:style>
    <style:style style:name="ce128" style:family="table-cell" style:parent-style-name="Default" style:data-style-name="N37">
      <style:table-cell-properties fo:background-color="transparent" fo:wrap-option="wrap"/>
    </style:style>
    <style:style style:name="ce129" style:family="table-cell" style:parent-style-name="Default" style:data-style-name="N37">
      <style:table-cell-properties fo:background-color="#ff0000" fo:wrap-option="wrap"/>
    </style:style>
    <style:style style:name="ce130" style:family="table-cell" style:parent-style-name="Default" style:data-style-name="N37">
      <style:table-cell-properties fo:background-color="#ff4000" fo:wrap-option="wrap"/>
    </style:style>
    <style:style style:name="ce131" style:family="table-cell" style:parent-style-name="Default" style:data-style-name="N37">
      <style:table-cell-properties fo:background-color="#ff4000" fo:wrap-option="wrap"/>
      <style:text-properties fo:color="#000000"/>
    </style:style>
    <style:style style:name="ce132" style:family="table-cell" style:parent-style-name="Default">
      <style:table-cell-properties fo:background-color="#ff4000" fo:wrap-option="wrap"/>
      <style:text-properties fo:color="#16191f" style:text-outline="false" style:text-line-through-style="none" style:text-line-through-type="none" style:font-name="Amazon Ember" fo:font-size="7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mazon Embe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2"/>
    <style:style style:name="ce137" style:family="table-cell" style:parent-style-name="Default" style:data-style-name="N42">
      <style:table-cell-properties fo:background-color="#ffffa6"/>
    </style:style>
    <style:style style:name="ce138" style:family="table-cell" style:parent-style-name="Default" style:data-style-name="N42">
      <style:table-cell-properties fo:background-color="#fff5ce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</style:style>
    <style:style style:name="ce141" style:family="table-cell" style:parent-style-name="Default" style:data-style-name="N37"/>
    <style:style style:name="ce142" style:family="table-cell" style:parent-style-name="Default" style:data-style-name="N0"/>
    <style:style style:name="ce22" style:family="table-cell" style:parent-style-name="Default">
      <style:table-cell-properties fo:background-color="#ffffa6"/>
    </style:style>
    <style:style style:name="ce144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fo:font-size="12pt" fo:language="en" fo:country="GB" style:letter-kerning="true" style:font-name-asian="Arial Unicode MS" style:font-size-asian="12pt" style:language-asian="hi" style:country-asian="IN" style:font-size-complex="12pt"/>
    </style:style>
    <style:style style:name="T2" style:family="text">
      <style:text-properties style:text-position="super 58%"/>
    </style:style>
    <style:style style:name="T5" style:family="text">
      <style:text-properties style:use-window-font-color="true" fo:font-size="12pt" style:letter-kerning="true" fo:language="en" fo:country="GB" style:language-asian="hi" style:country-asian="IN" style:font-name-asian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office:forms form:automatic-focus="false" form:apply-design-mode="false"/>
        <table:table-column table:style-name="co58" table:number-columns-repeated="2" table:default-cell-style-name="ce94"/>
        <table:table-column table:style-name="co59" table:default-cell-style-name="ce94"/>
        <table:table-column table:style-name="co60" table:default-cell-style-name="ce94"/>
        <table:table-column table:style-name="co4" table:default-cell-style-name="ce94"/>
        <table:table-column table:style-name="co61" table:default-cell-style-name="ce94"/>
        <table:table-column table:style-name="co62" table:default-cell-style-name="ce94"/>
        <table:table-column table:style-name="co7" table:number-columns-repeated="16377" table:default-cell-style-name="ce94"/>
        <table:table-row table:style-name="ro1">
          <table:table-cell table:style-name="ce93" office:value-type="string" calcext:value-type="string">
            <text:p>Release version</text:p>
          </table:table-cell>
          <table:table-cell table:style-name="ce93" office:value-type="string" calcext:value-type="string">
            <text:p>Data set ID text</text:p>
          </table:table-cell>
          <table:table-cell table:style-name="ce93" office:value-type="string" calcext:value-type="string">
            <text:p>CustomerIDText</text:p>
          </table:table-cell>
          <table:table-cell table:style-name="ce93" office:value-type="string" calcext:value-type="string">
            <text:p>Progver</text:p>
          </table:table-cell>
          <table:table-cell table:style-name="ce93" office:value-type="string" calcext:value-type="string">
            <text:p>Progdate</text:p>
          </table:table-cell>
          <table:table-cell table:style-name="ce93" office:value-type="string" calcext:value-type="string">
            <text:p>Release date</text:p>
          </table:table-cell>
          <table:table-cell table:style-name="ce93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2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RG_exploder_main_12.py</text:p>
          </table:table-cell>
          <table:table-cell table:style-name="ce17" office:value-type="date" office:date-value="2021-05-07" calcext:value-type="date">
            <text:p>7 May 2021</text:p>
          </table:table-cell>
          <table:table-cell table:style-name="ce17" office:value-type="date" office:date-value="2021-05-11" calcext:value-type="date">
            <text:p>11 May 2021</text:p>
          </table:table-cell>
          <table:table-cell office:value-type="string" calcext:value-type="string">
            <text:p>Gillian first emailed contacts: ATM, BRCA1,EGFR, KRAS, KRAS_plus 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3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 v2</text:p>
          </table:table-cell>
          <table:table-cell office:value-type="string" calcext:value-type="string">
            <text:p>RG_exploder_main_12_1.py</text:p>
          </table:table-cell>
          <table:table-cell table:style-name="ce17" office:value-type="date" office:date-value="2021-05-13" calcext:value-type="date">
            <text:p>13 May 2021</text:p>
          </table:table-cell>
          <table:table-cell table:style-name="ce17"/>
          <table:table-cell office:value-type="string" calcext:value-type="string">
            <text:p>First version where mRNA transcript ID included in output filename – data unchanged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lease 004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G_exploder_main_12_2.py</text:p>
          </table:table-cell>
          <table:table-cell table:style-name="ce17" office:value-type="date" office:date-value="2021-07-17" calcext:value-type="date">
            <text:p>17 July 2021</text:p>
          </table:table-cell>
          <table:table-cell table:style-name="ce17"/>
          <table:table-cell office:value-type="string" calcext:value-type="string">
            <text:p>Data includes CDS definitions; <text:s/>MANE Select and LRG information; EGFR som ids changed to same name as table rows; code included for selecting CDS in main, but to be implemented in web UI 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elease 005</text:p>
          </table:table-cell>
          <table:table-cell office:value-type="string" calcext:value-type="string">
            <text:p>EB dataset GRCh38_0005_03; February 2024</text:p>
          </table:table-cell>
          <table:table-cell office:value-type="string" calcext:value-type="string">
            <text:p>Open Access Edition v5</text:p>
          </table:table-cell>
          <table:table-cell office:value-type="string" calcext:value-type="string">
            <text:p>RG_exploder_main_25_01.py</text:p>
          </table:table-cell>
          <table:table-cell table:style-name="ce17" office:value-type="date" office:date-value="2024-02-05" calcext:value-type="date">
            <text:p>5 February 2024</text:p>
          </table:table-cell>
          <table:table-cell table:style-name="ce17" office:value-type="date" office:date-value="2024-02-13" calcext:value-type="date">
            <text:p>13 February 2024</text:p>
          </table:table-cell>
          <table:table-cell office:value-type="string" calcext:value-type="string">
            <text:p>Massive revision: all Loci now in + orientation, except for some “x_minus”. Adding of variants. EB data now subsumed into public:AK2, CIITA, NCF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lease 006</text:p>
          </table:table-cell>
          <table:table-cell table:number-columns-repeated="3"/>
          <table:table-cell table:style-name="ce17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Naming of subsequent sets by RG_exploder_main.py version number, not data</text:p>
          </table:table-cell>
          <table:table-cell table:number-columns-repeated="2"/>
          <table:table-cell table:style-name="ce17" table:number-columns-repeated="2"/>
          <table:table-cell table:number-columns-repeated="16378"/>
        </table:table-row>
        <table:table-row table:style-name="ro1" table:number-rows-repeated="24">
          <table:table-cell table:number-columns-repeated="4"/>
          <table:table-cell table:style-name="ce17" table:number-columns-repeated="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WS deployments" table:style-name="ta1">
        <office:forms form:automatic-focus="false" form:apply-design-mode="false"/>
        <table:table-column table:style-name="co8" table:number-columns-repeated="13" table:default-cell-style-name="ce94"/>
        <table:table-column table:style-name="co9" table:default-cell-style-name="ce94"/>
        <table:table-column table:style-name="co8" table:number-columns-repeated="16370" table:default-cell-style-name="ce94"/>
        <table:table-row table:style-name="ro1">
          <table:table-cell table:style-name="ce98" office:value-type="string" calcext:value-type="string">
            <text:p>Data set ID text</text:p>
          </table:table-cell>
          <table:table-cell table:style-name="ce93" office:value-type="string" calcext:value-type="string">
            <text:p>DIST ID at source</text:p>
          </table:table-cell>
          <table:table-cell table:style-name="ce93" office:value-type="string" calcext:value-type="string">
            <text:p>S3 Bucket name</text:p>
          </table:table-cell>
          <table:table-cell table:style-name="ce93" office:value-type="string" calcext:value-type="string">
            <text:p>Origin ID (OAI) -&gt; OAC</text:p>
          </table:table-cell>
          <table:table-cell table:style-name="ce113" office:value-type="string" calcext:value-type="string">
            <text:p>CF origin header</text:p>
          </table:table-cell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ARN</text:p>
          </table:table-cell>
          <table:table-cell table:style-name="ce93" office:value-type="string" calcext:value-type="string">
            <text:p>Cloudfront ID</text:p>
          </table:table-cell>
          <table:table-cell table:style-name="ce93" office:value-type="string" calcext:value-type="string">
            <text:p>Lambda function name</text:p>
          </table:table-cell>
          <table:table-cell table:style-name="ce93" office:value-type="string" calcext:value-type="string">
            <text:p>Role</text:p>
          </table:table-cell>
          <table:table-cell table:style-name="ce93" office:value-type="string" calcext:value-type="string">
            <text:p>Date</text:p>
          </table:table-cell>
          <table:table-cell table:style-name="ce93" office:value-type="string" calcext:value-type="string">
            <text:p>User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Domain</text:p>
          </table:table-cell>
          <table:table-cell table:style-name="ce93" office:value-type="string" calcext:value-type="string">
            <text:p>CNAME domain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Data set ID text</text:p>
          </table:table-cell>
          <table:table-cell table:style-name="ce93" office:value-type="string" calcext:value-type="string">
            <text:p>CustomerIDText</text:p>
          </table:table-cell>
          <table:table-cell office:value-type="string" calcext:value-type="string">
            <text:p>Comment</text:p>
          </table:table-cell>
          <table:table-cell table:number-columns-repeated="16365"/>
        </table:table-row>
        <table:table-row table:style-name="ro5">
          <table:table-cell/>
          <table:table-cell table:style-name="ce103"/>
          <table:table-cell table:style-name="ce103" office:value-type="string" calcext:value-type="string">
            <text:p>S3-ngs-em-nic-test</text:p>
          </table:table-cell>
          <table:table-cell table:style-name="ce103" table:number-columns-repeated="4"/>
          <table:table-cell table:style-name="ce103" office:value-type="string" calcext:value-type="string">
            <text:p>E22ZV4LSNU55U8</text:p>
          </table:table-cell>
          <table:table-cell table:style-name="ce122" office:value-type="string" calcext:value-type="string">
            <text:p>Ngs-em-nic-test-s3</text:p>
          </table:table-cell>
          <table:table-cell table:style-name="ce122"/>
          <table:table-cell table:style-name="ce103"/>
          <table:table-cell table:style-name="ce103" office:value-type="string" calcext:value-type="string">
            <text:p>user</text:p>
          </table:table-cell>
          <table:table-cell table:style-name="ce103" office:value-type="string" calcext:value-type="string">
            <text:p>pass</text:p>
          </table:table-cell>
          <table:table-cell table:style-name="ce119" office:value-type="string" calcext:value-type="string">
            <text:p>dil005hop948e.cloudfront.net</text:p>
          </table:table-cell>
          <table:table-cell table:style-name="ce119"/>
          <table:table-cell table:style-name="ce103" office:value-type="string" calcext:value-type="string">
            <text:p>works</text:p>
          </table:table-cell>
          <table:table-cell table:style-name="ce103" table:number-columns-repeated="2"/>
          <table:table-cell table:style-name="ce119" office:value-type="string" calcext:value-type="string">
            <text:p>transcript handling error</text:p>
          </table:table-cell>
          <table:table-cell table:style-name="ce103" table:number-columns-repeated="1006"/>
          <table:table-cell table:number-columns-repeated="15359"/>
        </table:table-row>
        <table:table-row table:style-name="ro5">
          <table:table-cell table:number-columns-repeated="2"/>
          <table:table-cell table:style-name="ce111" office:value-type="string" calcext:value-type="string">
            <text:p>S3-ngs-emulator-dev3 </text:p>
          </table:table-cell>
          <table:table-cell table:number-columns-repeated="4"/>
          <table:table-cell table:style-name="ce114" office:value-type="string" calcext:value-type="string">
            <text:p>E2E140ZETYTYDB</text:p>
          </table:table-cell>
          <table:table-cell table:style-name="ce123" office:value-type="string" calcext:value-type="string">
            <office:annotation draw:style-name="gr3" draw:text-style-name="P2" svg:width="2.899cm" svg:height="2.176cm" svg:x="42.938cm" svg:y="0cm" draw:caption-point-x="-0.609cm" draw:caption-point-y="0.991cm">
              <dc:date>2022-02-14T00:00:00</dc:date>
              <text:p text:style-name="P1"><text:span text:style-name="T1">Unable to delete because it is a “replicated function”</text:span></text:p>
              <text:p text:style-name="P1"><text:span text:style-name="T1"/></text:p>
            </office:annotation>
            <text:p>ngsdev3b</text:p>
          </table:table-cell>
          <table:table-cell table:style-name="ce124"/>
          <table:table-cell table:style-name="ce125" office:value-type="date" office:date-value="2021-03-31" calcext:value-type="date">
            <text:p>31/03/21</text:p>
          </table:table-cell>
          <table:table-cell table:style-name="ce124" office:value-type="string" calcext:value-type="string">
            <text:p>dev3b</text:p>
          </table:table-cell>
          <table:table-cell table:style-name="ce124" office:value-type="string" calcext:value-type="string">
            <text:p>zxnraP92M8x5LeqC</text:p>
          </table:table-cell>
          <table:table-cell table:style-name="ce107" office:value-type="string" calcext:value-type="string">
            <text:p>d3dfxi9e38w3d.cloudfront.net</text:p>
          </table:table-cell>
          <table:table-cell table:style-name="ce13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5">
          <table:table-cell table:number-columns-repeated="2"/>
          <table:table-cell table:style-name="ce111" office:value-type="string" calcext:value-type="string">
            <text:p>S3-ngs-emulator-dev3</text:p>
          </table:table-cell>
          <table:table-cell table:number-columns-repeated="4"/>
          <table:table-cell table:style-name="ce114" office:value-type="string" calcext:value-type="string">
            <text:p>E4CFIE76XKVKZ</text:p>
          </table:table-cell>
          <table:table-cell table:style-name="ce123" office:value-type="string" calcext:value-type="string">
            <office:annotation draw:style-name="gr4" draw:text-style-name="P2" svg:width="2.899cm" svg:height="1.799cm" svg:x="42.938cm" svg:y="0.009cm" draw:caption-point-x="-0.609cm" draw:caption-point-y="1.511cm">
              <dc:date>2022-02-14T00:00:00</dc:date>
              <text:p text:style-name="P1"><text:span text:style-name="T1">Unable to delete because it is a “replicated function”</text:span></text:p>
            </office:annotation>
            <text:p>ngsdev3</text:p>
          </table:table-cell>
          <table:table-cell table:style-name="ce124"/>
          <table:table-cell table:style-name="ce125" office:value-type="date" office:date-value="2021-03-31" calcext:value-type="date">
            <text:p>31/03/21</text:p>
          </table:table-cell>
          <table:table-cell table:style-name="ce124" office:value-type="string" calcext:value-type="string">
            <text:p>ngsdev3</text:p>
          </table:table-cell>
          <table:table-cell table:style-name="ce124" office:value-type="string" calcext:value-type="string">
            <text:p>5N;+bJsUeg=+5K;_</text:p>
          </table:table-cell>
          <table:table-cell table:style-name="ce107" office:value-type="string" calcext:value-type="string">
            <text:p>d3kqqd3z1n0757.cloudfront.net</text:p>
          </table:table-cell>
          <table:table-cell table:style-name="ce13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gs-em-release1</text:p>
          </table:table-cell>
          <table:table-cell/>
          <table:table-cell office:value-type="string" calcext:value-type="string">
            <text:p>NGS-emulator-rel1-CF001</text:p>
          </table:table-cell>
          <table:table-cell table:number-columns-repeated="2"/>
          <table:table-cell table:style-name="ce115" office:value-type="string" calcext:value-type="string">
            <text:p>EF3XSM88EU8RA</text:p>
          </table:table-cell>
          <table:table-cell table:style-name="ce114" office:value-type="string" calcext:value-type="string">
            <office:annotation draw:style-name="gr4" draw:text-style-name="P2" svg:width="2.899cm" svg:height="1.799cm" svg:x="42.938cm" svg:y="0.538cm" draw:caption-point-x="-0.609cm" draw:caption-point-y="1.511cm">
              <dc:date>2022-02-14T00:00:00</dc:date>
              <text:p text:style-name="P1"><text:span text:style-name="T1">Deleted</text:span></text:p>
              <text:p text:style-name="P1"><text:span text:style-name="T1"/></text:p>
            </office:annotation>
            <text:p>ngs-rel-0001</text:p>
          </table:table-cell>
          <table:table-cell/>
          <table:table-cell table:style-name="ce125" office:value-type="date" office:date-value="2021-05-05" calcext:value-type="date">
            <text:p>05/05/21</text:p>
          </table:table-cell>
          <table:table-cell office:value-type="string" calcext:value-type="string">
            <text:p>general_0001</text:p>
          </table:table-cell>
          <table:table-cell office:value-type="string" calcext:value-type="string">
            <text:p>open_access</text:p>
          </table:table-cell>
          <table:table-cell table:style-name="ce107" office:value-type="string" calcext:value-type="string">
            <text:p>d1nttn0rkm3gvx.cloudfront.net</text:p>
          </table:table-cell>
          <table:table-cell table:style-name="ce133"/>
          <table:table-cell office:value-type="string" calcext:value-type="string">
            <text:p>works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First soft release</text:p>
          </table:table-cell>
          <table:table-cell table:number-columns-repeated="16365"/>
        </table:table-row>
        <table:table-row table:style-name="ro5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116" office:value-type="string" calcext:value-type="string">
            <text:p>E2LINBZWI9OJLA</text:p>
          </table:table-cell>
          <table:table-cell table:style-name="ce116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/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39dwl1iudh30g.cloudfront.net</text:p>
          </table:table-cell>
          <table:table-cell table:style-name="ce134" office:value-type="string" calcext:value-type="string">
            <text:p><text:span text:style-name="T5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2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117" office:value-type="string" calcext:value-type="string">
            <text:p>E16OFVEUCX4GMI</text:p>
          </table:table-cell>
          <table:table-cell table:style-name="ce116" office:value-type="string" calcext:value-type="string">
            <text:p>Ngs-rel-0003</text:p>
          </table:table-cell>
          <table:table-cell/>
          <table:table-cell table:style-name="ce125" office:value-type="date" office:date-value="2021-05-13" calcext:value-type="date">
            <text:p>13/05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l9r9yk2pkbsd.cloudfront.net</text:p>
          </table:table-cell>
          <table:table-cell table:style-name="ce103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/>
          <table:table-cell office:value-type="string" calcext:value-type="string">
            <text:p>delay in working after “deployed” was stated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116" office:value-type="string" calcext:value-type="string">
            <text:p>E2LINBZWI9OJLA</text:p>
          </table:table-cell>
          <table:table-cell table:style-name="ce116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 table:style-name="ce125" office:value-type="date" office:date-value="2021-07-18" calcext:value-type="date">
            <text:p>18/07/21</text:p>
          </table:table-cell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39dwl1iudh30g.cloudfront.net</text:p>
          </table:table-cell>
          <table:table-cell table:style-name="ce134" office:value-type="string" calcext:value-type="string">
            <text:p><text:span text:style-name="T5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Dist 004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evised interface and listings.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103" table:number-columns-repeated="2"/>
          <table:table-cell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117" office:value-type="string" calcext:value-type="string">
            <text:p>E16OFVEUCX4GMI</text:p>
          </table:table-cell>
          <table:table-cell table:style-name="ce116" office:value-type="string" calcext:value-type="string">
            <text:p>Ngs-rel-0003</text:p>
          </table:table-cell>
          <table:table-cell/>
          <table:table-cell table:style-name="ce125" office:value-type="date" office:date-value="2021-07-26" calcext:value-type="date">
            <text:p>26/07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l9r9yk2pkbsd.cloudfront.net</text:p>
          </table:table-cell>
          <table:table-cell table:style-name="ce103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4 Settings</text:p>
          </table:table-cell>
          <table:table-cell office:value-type="string" calcext:value-type="string">
            <text:p>Open Access Edition v4</text:p>
          </table:table-cell>
          <table:table-cell office:value-type="string" calcext:value-type="string">
            <text:p>Bug fixes and mods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99" office:value-type="string" calcext:value-type="string">
            <text:p>Open Access Edition 4 - keep alive</text:p>
          </table:table-cell>
          <table:table-cell table:style-name="ce106" office:value-type="string" calcext:value-type="string">
            <text:p>NGS-emulator-rel2-CF0002</text:p>
          </table:table-cell>
          <table:table-cell table:style-name="ce105" office:value-type="string" calcext:value-type="string">
            <text:p>Ngs-em-release2</text:p>
          </table:table-cell>
          <table:table-cell table:style-name="ce105" office:value-type="string" calcext:value-type="string">
            <text:p>S3-ngs-em-release2</text:p>
          </table:table-cell>
          <table:table-cell table:style-name="ce105" office:value-type="string" calcext:value-type="string">
            <text:p>NGS-emulator-rel2-CF0002</text:p>
          </table:table-cell>
          <table:table-cell table:style-name="ce105" table:number-columns-repeated="2"/>
          <table:table-cell table:style-name="ce105" office:value-type="string" calcext:value-type="string">
            <text:p>E2LINBZWI9OJLA</text:p>
          </table:table-cell>
          <table:table-cell table:style-name="ce105" office:value-type="string" calcext:value-type="string">
            <text:p>ngs-rel-0002</text:p>
          </table:table-cell>
          <table:table-cell table:style-name="ce105" office:value-type="string" calcext:value-type="string">
            <text:p>ngs-rel-0002-role</text:p>
          </table:table-cell>
          <table:table-cell table:style-name="ce126" office:value-type="date" office:date-value="2021-07-26" calcext:value-type="date">
            <text:p>26/07/21</text:p>
          </table:table-cell>
          <table:table-cell table:style-name="ce105" office:value-type="string" calcext:value-type="string">
            <text:p>emulator_open</text:p>
          </table:table-cell>
          <table:table-cell table:style-name="ce105" office:value-type="string" calcext:value-type="string">
            <text:p>ngs_standards</text:p>
          </table:table-cell>
          <table:table-cell table:style-name="ce106" office:value-type="string" calcext:value-type="string">
            <text:p>d39dwl1iudh30g.cloudfront.net</text:p>
          </table:table-cell>
          <table:table-cell table:style-name="ce135" office:value-type="string" calcext:value-type="string">
            <text:p><text:span text:style-name="T5"><text:a xlink:href="https://ngs-emulator-oa.replicongenetics.com/" xlink:type="simple">ngs-emulator-oa.replicongenetics.com</text:a></text:span></text:p>
          </table:table-cell>
          <table:table-cell table:style-name="ce105" office:value-type="string" calcext:value-type="string">
            <text:p>live</text:p>
          </table:table-cell>
          <table:table-cell table:style-name="ce105" office:value-type="string" calcext:value-type="string">
            <text:p>Dist 004 Settings</text:p>
          </table:table-cell>
          <table:table-cell table:style-name="ce105" office:value-type="string" calcext:value-type="string">
            <text:p>Open Access Edition v3</text:p>
          </table:table-cell>
          <table:table-cell table:style-name="ce105" office:value-type="string" calcext:value-type="string">
            <text:p>Revised interface and listings.</text:p>
          </table:table-cell>
          <table:table-cell table:style-name="ce105" table:number-columns-repeated="1006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108" office:value-type="string" calcext:value-type="string">
            <text:p>ngs-em-release1</text:p>
          </table:table-cell>
          <table:table-cell table:style-name="ce108"/>
          <table:table-cell table:style-name="ce108" office:value-type="string" calcext:value-type="string">
            <text:p>NGS-emulator-rel1-CF001</text:p>
          </table:table-cell>
          <table:table-cell table:style-name="ce108" table:number-columns-repeated="2"/>
          <table:table-cell table:style-name="ce118" office:value-type="string" calcext:value-type="string">
            <text:p>EF3XSM88EU8RA</text:p>
          </table:table-cell>
          <table:table-cell table:style-name="ce108" office:value-type="string" calcext:value-type="string">
            <text:p>ngs-rel-0001</text:p>
          </table:table-cell>
          <table:table-cell table:style-name="ce108"/>
          <table:table-cell table:style-name="ce127" office:value-type="date" office:date-value="2021-07-27" calcext:value-type="date">
            <text:p>27/07/21</text:p>
          </table:table-cell>
          <table:table-cell table:style-name="ce108" office:value-type="string" calcext:value-type="string">
            <text:p>Ebaker_0001</text:p>
          </table:table-cell>
          <table:table-cell table:style-name="ce108" office:value-type="string" calcext:value-type="string">
            <text:p>3KyBmTjxAfCtNhDM</text:p>
          </table:table-cell>
          <table:table-cell table:style-name="ce107" office:value-type="string" calcext:value-type="string">
            <text:p>d1nttn0rkm3gvx.cloudfront.net</text:p>
          </table:table-cell>
          <table:table-cell table:style-name="ce133"/>
          <table:table-cell office:value-type="string" calcext:value-type="string">
            <text:p>Fail - deleted</text:p>
          </table:table-cell>
          <table:table-cell/>
          <table:table-cell office:value-type="string" calcext:value-type="string">
            <text:p>Open Access Edition</text:p>
          </table:table-cell>
          <table:table-cell office:value-type="string" calcext:value-type="string">
            <text:p>Failed to change password editing lamda funct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8" office:value-type="string" calcext:value-type="string">
            <text:p>ngs-em-release1</text:p>
          </table:table-cell>
          <table:table-cell table:style-name="ce108" office:value-type="string" calcext:value-type="string">
            <text:p>S3-ngs-em-release1</text:p>
          </table:table-cell>
          <table:table-cell table:style-name="ce108" office:value-type="string" calcext:value-type="string">
            <text:p>NGS-emulator-rel1-CF001</text:p>
          </table:table-cell>
          <table:table-cell table:style-name="ce108" office:value-type="string" calcext:value-type="string">
            <text:p>NGS-emulator-EB-release</text:p>
          </table:table-cell>
          <table:table-cell table:style-name="ce108"/>
          <table:table-cell table:style-name="ce118" office:value-type="string" calcext:value-type="string">
            <text:p>E1V2WM0CYG7K7Y</text:p>
          </table:table-cell>
          <table:table-cell table:style-name="ce108" office:value-type="string" calcext:value-type="string">
            <text:p>NGS-EB-releasev2</text:p>
          </table:table-cell>
          <table:table-cell table:style-name="ce108" office:value-type="string" calcext:value-type="string">
            <text:p>NGS-EB-releasev2-role</text:p>
          </table:table-cell>
          <table:table-cell table:style-name="ce127" office:value-type="date" office:date-value="2021-07-27" calcext:value-type="date">
            <text:p>27/07/21</text:p>
          </table:table-cell>
          <table:table-cell table:style-name="ce108" office:value-type="string" calcext:value-type="string">
            <text:p>Ebaker_0001</text:p>
          </table:table-cell>
          <table:table-cell table:style-name="ce108" office:value-type="string" calcext:value-type="string">
            <text:p>3KyBmTjxAfCtNhDM</text:p>
          </table:table-cell>
          <table:table-cell table:style-name="ce118" office:value-type="string" calcext:value-type="string">
            <text:p>drf9px5zgftb6.cloudfront.net</text:p>
          </table:table-cell>
          <table:table-cell table:style-name="ce108"/>
          <table:table-cell table:style-name="ce108" office:value-type="string" calcext:value-type="string">
            <text:p>works</text:p>
          </table:table-cell>
          <table:table-cell table:style-name="ce108" office:value-type="string" calcext:value-type="string">
            <text:p>EB dataset 0001</text:p>
          </table:table-cell>
          <table:table-cell table:style-name="ce108" office:value-type="string" calcext:value-type="string">
            <text:p>EBaker</text:p>
          </table:table-cell>
          <table:table-cell table:style-name="ce108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3" office:value-type="string" calcext:value-type="string">
            <text:p>distEB0002</text:p>
          </table:table-cell>
          <table:table-cell table:style-name="ce103" office:value-type="string" calcext:value-type="string">
            <text:p>ngs-em-release1</text:p>
          </table:table-cell>
          <table:table-cell table:style-name="ce103" office:value-type="string" calcext:value-type="string">
            <text:p>S3-ngs-em-release1</text:p>
          </table:table-cell>
          <table:table-cell table:style-name="ce103" office:value-type="string" calcext:value-type="string">
            <text:p>NGS-emulator-rel1-CF001</text:p>
          </table:table-cell>
          <table:table-cell table:style-name="ce103" office:value-type="string" calcext:value-type="string">
            <text:p>NGS-emulator-EB-release</text:p>
          </table:table-cell>
          <table:table-cell table:style-name="ce103"/>
          <table:table-cell table:style-name="ce119" office:value-type="string" calcext:value-type="string">
            <text:p>E1V2WM0CYG7K7Y</text:p>
          </table:table-cell>
          <table:table-cell table:style-name="ce103" office:value-type="string" calcext:value-type="string">
            <text:p>NGS-EB-releasev2</text:p>
          </table:table-cell>
          <table:table-cell table:style-name="ce103" office:value-type="string" calcext:value-type="string">
            <text:p>NGS-EB-releasev2-role</text:p>
          </table:table-cell>
          <table:table-cell table:style-name="ce128" office:value-type="date" office:date-value="2021-09-22" calcext:value-type="date">
            <text:p>22/09/21</text:p>
          </table:table-cell>
          <table:table-cell table:style-name="ce103" office:value-type="string" calcext:value-type="string">
            <text:p>Ebaker_0001</text:p>
          </table:table-cell>
          <table:table-cell table:style-name="ce103" office:value-type="string" calcext:value-type="string">
            <text:p>3KyBmTjxAfCtNhDM</text:p>
          </table:table-cell>
          <table:table-cell table:style-name="ce119" office:value-type="string" calcext:value-type="string">
            <text:p>drf9px5zgftb6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EB dataset 0002</text:p>
          </table:table-cell>
          <table:table-cell table:style-name="ce103" office:value-type="string" calcext:value-type="string">
            <text:p>EBaker</text:p>
          </table:table-cell>
          <table:table-cell table:style-name="ce103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0" office:value-type="string" calcext:value-type="string">
            <text:p>Open Access Edition 5</text:p>
          </table:table-cell>
          <table:table-cell table:style-name="ce107" office:value-type="string" calcext:value-type="string">
            <text:p>NGS-emulator-rel3-CF0003</text:p>
          </table:table-cell>
          <table:table-cell table:style-name="ce100" office:value-type="string" calcext:value-type="string">
            <text:p>Ngs-em-release3</text:p>
          </table:table-cell>
          <table:table-cell table:style-name="ce100" office:value-type="string" calcext:value-type="string">
            <text:p>S3-ngs-em-release3</text:p>
          </table:table-cell>
          <table:table-cell table:style-name="ce100" office:value-type="string" calcext:value-type="string">
            <text:p>NGS-emulator-rel3-CF0003 </text:p>
          </table:table-cell>
          <table:table-cell table:style-name="ce100" table:number-columns-repeated="2"/>
          <table:table-cell table:style-name="ce107" office:value-type="string" calcext:value-type="string">
            <text:p>E16OFVEUCX4GMI</text:p>
          </table:table-cell>
          <table:table-cell table:style-name="ce100" office:value-type="string" calcext:value-type="string">
            <text:p>Ngs-rel-0003</text:p>
          </table:table-cell>
          <table:table-cell table:style-name="ce100"/>
          <table:table-cell table:style-name="ce129" office:value-type="date" office:date-value="2021-09-25" calcext:value-type="date">
            <text:p>25/09/21</text:p>
          </table:table-cell>
          <table:table-cell table:style-name="ce100" office:value-type="string" calcext:value-type="string">
            <text:p>emulator_open2</text:p>
          </table:table-cell>
          <table:table-cell table:style-name="ce100" office:value-type="string" calcext:value-type="string">
            <text:p>ngs_standards</text:p>
          </table:table-cell>
          <table:table-cell table:style-name="ce107" office:value-type="string" calcext:value-type="string">
            <text:p>dl9r9yk2pkbsd.cloudfront.net</text:p>
          </table:table-cell>
          <table:table-cell table:style-name="ce100" office:value-type="string" calcext:value-type="string">
            <text:p>ngs-emulator-oa2.replicongenetics.com</text:p>
          </table:table-cell>
          <table:table-cell table:style-name="ce100" office:value-type="string" calcext:value-type="string">
            <text:p>live</text:p>
          </table:table-cell>
          <table:table-cell table:style-name="ce100" office:value-type="string" calcext:value-type="string">
            <text:p>Release 005 Settings</text:p>
          </table:table-cell>
          <table:table-cell table:style-name="ce100" office:value-type="string" calcext:value-type="string">
            <text:p>Open Access Edition v5</text:p>
          </table:table-cell>
          <table:table-cell table:style-name="ce100" office:value-type="string" calcext:value-type="string">
            <text:p>Bug fixes and mods</text:p>
          </table:table-cell>
          <table:table-cell table:style-name="ce100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EB0003</text:p>
          </table:table-cell>
          <table:table-cell table:style-name="ce103" office:value-type="string" calcext:value-type="string">
            <office:annotation draw:style-name="gr3" draw:text-style-name="P2" svg:width="2.899cm" svg:height="2.176cm" svg:x="14.713cm" svg:y="11.47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103" office:value-type="string" calcext:value-type="string">
            <text:p>access-identity-ngs-ebaker-release3.s3.eu-west-2.amazonaws.com</text:p>
          </table:table-cell>
          <table:table-cell table:style-name="ce103" office:value-type="string" calcext:value-type="string">
            <text:p>NGS-emulator:rel6-ebaker-release03</text:p>
          </table:table-cell>
          <table:table-cell table:style-name="ce103" office:value-type="string" calcext:value-type="string">
            <text:p>NGS-emulator-EB-release03</text:p>
          </table:table-cell>
          <table:table-cell table:style-name="ce103" office:value-type="string" calcext:value-type="string">
            <text:p>arn:aws:cloudfront::247656297268:distribution/E2ARPMUGD4ANZ6</text:p>
          </table:table-cell>
          <table:table-cell table:style-name="ce103" office:value-type="string" calcext:value-type="string">
            <text:p>E2ARPMUGD4ANZ6</text:p>
          </table:table-cell>
          <table:table-cell table:style-name="ce103" office:value-type="string" calcext:value-type="string">
            <text:p>NGS-EB-releasev3</text:p>
          </table:table-cell>
          <table:table-cell table:style-name="ce103" office:value-type="string" calcext:value-type="string">
            <text:p>NGS-EB-releasev3-role</text:p>
          </table:table-cell>
          <table:table-cell table:style-name="ce128" office:value-type="date" office:date-value="2022-02-15" calcext:value-type="date">
            <text:p>15/02/22</text:p>
          </table:table-cell>
          <table:table-cell table:style-name="ce103" office:value-type="string" calcext:value-type="string">
            <text:p>Ebaker_0003</text:p>
          </table:table-cell>
          <table:table-cell table:style-name="ce103" office:value-type="string" calcext:value-type="string">
            <text:p>R8yz4BLhWMRruWYC</text:p>
          </table:table-cell>
          <table:table-cell table:style-name="ce103" office:value-type="string" calcext:value-type="string">
            <text:p>d1h7xvre63onrs.cloudfront.net</text:p>
          </table:table-cell>
          <table:table-cell table:style-name="ce103" table:number-columns-repeated="2"/>
          <table:table-cell table:style-name="ce103" office:value-type="string" calcext:value-type="string">
            <text:p>EB_0003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0 of code: lots of changes from prior version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_EB_GRCh38_0004_001</text:p>
          </table:table-cell>
          <table:table-cell table:style-name="ce103" office:value-type="string" calcext:value-type="string">
            <office:annotation draw:style-name="gr3" draw:text-style-name="P2" svg:width="2.899cm" svg:height="2.176cm" svg:x="14.713cm" svg:y="13.15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103" office:value-type="string" calcext:value-type="string">
            <text:p>access-identity-ngs-ebaker-release3.s3.eu-west-2.amazonaws.com</text:p>
          </table:table-cell>
          <table:table-cell table:style-name="ce103" office:value-type="string" calcext:value-type="string">
            <text:p>NGS-emulator:rel6-ebaker-release03</text:p>
          </table:table-cell>
          <table:table-cell table:style-name="ce103" office:value-type="string" calcext:value-type="string">
            <text:p>NGS-emulator-EB-release03</text:p>
          </table:table-cell>
          <table:table-cell table:style-name="ce103" office:value-type="string" calcext:value-type="string">
            <text:p>arn:aws:cloudfront::247656297268:distribution/E2ARPMUGD4ANZ6</text:p>
          </table:table-cell>
          <table:table-cell table:style-name="ce103" office:value-type="string" calcext:value-type="string">
            <text:p>E2ARPMUGD4ANZ6</text:p>
          </table:table-cell>
          <table:table-cell table:style-name="ce103" office:value-type="string" calcext:value-type="string">
            <text:p>NGS-EB-releasev3</text:p>
          </table:table-cell>
          <table:table-cell table:style-name="ce103" office:value-type="string" calcext:value-type="string">
            <text:p>NGS-EB-releasev3-role</text:p>
          </table:table-cell>
          <table:table-cell table:style-name="ce128" office:value-type="date" office:date-value="2022-03-30" calcext:value-type="date">
            <text:p>30/03/22</text:p>
          </table:table-cell>
          <table:table-cell table:style-name="ce103" office:value-type="string" calcext:value-type="string">
            <text:p>Ebaker_0003</text:p>
          </table:table-cell>
          <table:table-cell table:style-name="ce103" office:value-type="string" calcext:value-type="string">
            <text:p>R8yz4BLhWMRruWYC</text:p>
          </table:table-cell>
          <table:table-cell table:style-name="ce103" office:value-type="string" calcext:value-type="string">
            <text:p>d1h7xvre63onrs.cloudfront.net</text:p>
          </table:table-cell>
          <table:table-cell table:style-name="ce103" table:number-columns-repeated="2"/>
          <table:table-cell table:style-name="ce103" office:value-type="string" calcext:value-type="string">
            <text:p>EB_0004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2 of code: paired-ends; 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3" office:value-type="string" calcext:value-type="string">
            <text:p>dist_EB_GRCh37_0001_01</text:p>
          </table:table-cell>
          <table:table-cell table:style-name="ce103" office:value-type="string" calcext:value-type="string">
            <text:p>ngs-em-release1</text:p>
          </table:table-cell>
          <table:table-cell table:style-name="ce103" office:value-type="string" calcext:value-type="string">
            <text:p>S3-ngs-em-release1</text:p>
          </table:table-cell>
          <table:table-cell table:style-name="ce103" office:value-type="string" calcext:value-type="string">
            <text:p>NGS-emulator-rel1-CF001</text:p>
          </table:table-cell>
          <table:table-cell table:style-name="ce103" office:value-type="string" calcext:value-type="string">
            <text:p>NGS-emulator-EB-release</text:p>
          </table:table-cell>
          <table:table-cell table:style-name="ce103"/>
          <table:table-cell table:style-name="ce119" office:value-type="string" calcext:value-type="string">
            <text:p>E1V2WM0CYG7K7Y</text:p>
          </table:table-cell>
          <table:table-cell table:style-name="ce103" office:value-type="string" calcext:value-type="string">
            <text:p>NGS-EB-releasev2</text:p>
          </table:table-cell>
          <table:table-cell table:style-name="ce103" office:value-type="string" calcext:value-type="string">
            <text:p>NGS-EB-releasev2-role</text:p>
          </table:table-cell>
          <table:table-cell table:style-name="ce128" office:value-type="date" office:date-value="2022-03-30" calcext:value-type="date">
            <text:p>30/03/22</text:p>
          </table:table-cell>
          <table:table-cell table:style-name="ce103" office:value-type="string" calcext:value-type="string">
            <text:p>Ebaker_0001</text:p>
          </table:table-cell>
          <table:table-cell table:style-name="ce103" office:value-type="string" calcext:value-type="string">
            <text:p>3KyBmTjxAfCtNhDM</text:p>
          </table:table-cell>
          <table:table-cell table:style-name="ce119" office:value-type="string" calcext:value-type="string">
            <text:p>drf9px5zgftb6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GRCh37_0001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2 of code: paired-ends; 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_EB_GRCh37_0001_02</text:p>
          </table:table-cell>
          <table:table-cell table:style-name="ce103" office:value-type="string" calcext:value-type="string">
            <text:p>ngs-em-release1</text:p>
          </table:table-cell>
          <table:table-cell table:style-name="ce103" office:value-type="string" calcext:value-type="string">
            <text:p>S3-ngs-em-release1</text:p>
          </table:table-cell>
          <table:table-cell table:style-name="ce103" office:value-type="string" calcext:value-type="string">
            <text:p>NGS-emulator-rel1-CF001</text:p>
          </table:table-cell>
          <table:table-cell table:style-name="ce103" office:value-type="string" calcext:value-type="string">
            <text:p>NGS-emulator-EB-release</text:p>
          </table:table-cell>
          <table:table-cell table:style-name="ce103"/>
          <table:table-cell table:style-name="ce119" office:value-type="string" calcext:value-type="string">
            <text:p>E1V2WM0CYG7K7Y</text:p>
          </table:table-cell>
          <table:table-cell table:style-name="ce103" office:value-type="string" calcext:value-type="string">
            <text:p>NGS-EB-releasev2</text:p>
          </table:table-cell>
          <table:table-cell table:style-name="ce103" office:value-type="string" calcext:value-type="string">
            <text:p>NGS-EB-releasev2-role</text:p>
          </table:table-cell>
          <table:table-cell table:style-name="ce128" office:value-type="date" office:date-value="2022-04-17" calcext:value-type="date">
            <text:p>17/04/22</text:p>
          </table:table-cell>
          <table:table-cell table:style-name="ce103" office:value-type="string" calcext:value-type="string">
            <text:p>Ebaker_0001</text:p>
          </table:table-cell>
          <table:table-cell table:style-name="ce103" office:value-type="string" calcext:value-type="string">
            <text:p>3KyBmTjxAfCtNhDM</text:p>
          </table:table-cell>
          <table:table-cell table:style-name="ce119" office:value-type="string" calcext:value-type="string">
            <text:p>drf9px5zgftb6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GRCh37_0001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3 of code: pull-down list for read types: selection of paired ends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08" office:value-type="string" calcext:value-type="string">
            <text:p>dist_EB_GRCh38_0004_03</text:p>
          </table:table-cell>
          <table:table-cell table:style-name="ce108" office:value-type="string" calcext:value-type="string">
            <office:annotation draw:style-name="gr3" draw:text-style-name="P2" svg:width="2.899cm" svg:height="2.176cm" svg:x="14.713cm" svg:y="17.79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108" office:value-type="string" calcext:value-type="string">
            <text:p>access-identity-ngs-ebaker-release3.s3.eu-west-2.amazonaws.com</text:p>
          </table:table-cell>
          <table:table-cell table:style-name="ce108" office:value-type="string" calcext:value-type="string">
            <text:p>NGS-emulator:rel6-ebaker-release03</text:p>
          </table:table-cell>
          <table:table-cell table:style-name="ce108" office:value-type="string" calcext:value-type="string">
            <text:p>NGS-emulator-EB-release03</text:p>
          </table:table-cell>
          <table:table-cell table:style-name="ce108" office:value-type="string" calcext:value-type="string">
            <text:p>arn:aws:cloudfront::247656297268:distribution/E2ARPMUGD4ANZ6</text:p>
          </table:table-cell>
          <table:table-cell table:style-name="ce108" office:value-type="string" calcext:value-type="string">
            <text:p>E2ARPMUGD4ANZ6</text:p>
          </table:table-cell>
          <table:table-cell table:style-name="ce108" office:value-type="string" calcext:value-type="string">
            <text:p>NGS-EB-releasev3</text:p>
          </table:table-cell>
          <table:table-cell table:style-name="ce108" office:value-type="string" calcext:value-type="string">
            <text:p>NGS-EB-releasev3-role</text:p>
          </table:table-cell>
          <table:table-cell table:style-name="ce127" office:value-type="date" office:date-value="2022-04-18" calcext:value-type="date">
            <text:p>18/04/22</text:p>
          </table:table-cell>
          <table:table-cell table:style-name="ce108" office:value-type="string" calcext:value-type="string">
            <text:p>Ebaker_0003</text:p>
          </table:table-cell>
          <table:table-cell table:style-name="ce108" office:value-type="string" calcext:value-type="string">
            <text:p>R8yz4BLhWMRruWYC</text:p>
          </table:table-cell>
          <table:table-cell table:style-name="ce108" office:value-type="string" calcext:value-type="string">
            <text:p>d1h7xvre63onrs.cloudfront.net</text:p>
          </table:table-cell>
          <table:table-cell table:style-name="ce108"/>
          <table:table-cell table:style-name="ce108" office:value-type="string" calcext:value-type="string">
            <text:p>works</text:p>
          </table:table-cell>
          <table:table-cell table:style-name="ce108" office:value-type="string" calcext:value-type="string">
            <text:p>EB_0004</text:p>
          </table:table-cell>
          <table:table-cell table:style-name="ce108" office:value-type="string" calcext:value-type="string">
            <text:p>EBaker</text:p>
          </table:table-cell>
          <table:table-cell table:style-name="ce108" office:value-type="string" calcext:value-type="string">
            <text:p>Version 23 of code: pull-down list for read types: selection of paired ends. Updated App.vue layout</text:p>
          </table:table-cell>
          <table:table-cell table:style-name="ce10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8" office:value-type="string" calcext:value-type="string">
            <text:p>dist_EB_GRCh37_0002</text:p>
          </table:table-cell>
          <table:table-cell table:style-name="ce108" office:value-type="string" calcext:value-type="string">
            <text:p>ngs-em-release1</text:p>
          </table:table-cell>
          <table:table-cell table:style-name="ce108" office:value-type="string" calcext:value-type="string">
            <text:p>S3-ngs-em-release1</text:p>
          </table:table-cell>
          <table:table-cell table:style-name="ce108" office:value-type="string" calcext:value-type="string">
            <text:p>NGS-emulator-rel1-CF001</text:p>
          </table:table-cell>
          <table:table-cell table:style-name="ce108" office:value-type="string" calcext:value-type="string">
            <text:p>NGS-emulator-EB-release</text:p>
          </table:table-cell>
          <table:table-cell table:style-name="ce108"/>
          <table:table-cell table:style-name="ce118" office:value-type="string" calcext:value-type="string">
            <text:p>E1V2WM0CYG7K7Y</text:p>
          </table:table-cell>
          <table:table-cell table:style-name="ce108" office:value-type="string" calcext:value-type="string">
            <text:p>NGS-EB-releasev2</text:p>
          </table:table-cell>
          <table:table-cell table:style-name="ce108" office:value-type="string" calcext:value-type="string">
            <text:p>NGS-EB-releasev2-role</text:p>
          </table:table-cell>
          <table:table-cell table:style-name="ce127" office:value-type="date" office:date-value="2022-08-22" calcext:value-type="date">
            <text:p>22/08/22</text:p>
          </table:table-cell>
          <table:table-cell table:style-name="ce108" office:value-type="string" calcext:value-type="string">
            <text:p>Ebaker_0001</text:p>
          </table:table-cell>
          <table:table-cell table:style-name="ce108" office:value-type="string" calcext:value-type="string">
            <text:p>3KyBmTjxAfCtNhDM</text:p>
          </table:table-cell>
          <table:table-cell table:style-name="ce118" office:value-type="string" calcext:value-type="string">
            <text:p>drf9px5zgftb6.cloudfront.net</text:p>
          </table:table-cell>
          <table:table-cell table:style-name="ce108"/>
          <table:table-cell table:style-name="ce108" office:value-type="string" calcext:value-type="string">
            <text:p>fails</text:p>
          </table:table-cell>
          <table:table-cell table:style-name="ce108" office:value-type="string" calcext:value-type="string">
            <text:p>GRCh37_0001</text:p>
          </table:table-cell>
          <table:table-cell table:style-name="ce108" office:value-type="string" calcext:value-type="string">
            <text:p>EBaker</text:p>
          </table:table-cell>
          <table:table-cell table:style-name="ce108" office:value-type="string" calcext:value-type="string">
            <text:p>Failure message in js console on build set, not on run serve set</text:p>
          </table:table-cell>
          <table:table-cell table:style-name="ce10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style-name="ce102" office:value-type="string" calcext:value-type="string">
            <text:p>dist_EB_GRCh37_0001_02</text:p>
          </table:table-cell>
          <table:table-cell table:style-name="ce110" office:value-type="string" calcext:value-type="string">
            <text:p><text:a xlink:href="https://s3.console.aws.amazon.com/s3/buckets/ngs-em-nic-test" xlink:type="simple">ngs-em-nic-test</text:a></text:p>
          </table:table-cell>
          <table:table-cell table:style-name="ce102" office:value-type="string" calcext:value-type="string">
            <text:p>RG-dev-check-oai-v2</text:p>
          </table:table-cell>
          <table:table-cell table:style-name="ce102" office:value-type="string" calcext:value-type="string">
            <text:p>RG-dev-check-v2</text:p>
          </table:table-cell>
          <table:table-cell table:style-name="ce102" table:number-columns-repeated="2"/>
          <table:table-cell table:style-name="ce110" office:value-type="string" calcext:value-type="string">
            <text:p>E1IWPPQZIGIR0V</text:p>
          </table:table-cell>
          <table:table-cell table:style-name="ce102" office:value-type="string" calcext:value-type="string">
            <text:p>RG-dev-check-lambda-v2</text:p>
          </table:table-cell>
          <table:table-cell table:style-name="ce102" office:value-type="string" calcext:value-type="string">
            <text:p>RG-dev-check-lambda-v2-role</text:p>
          </table:table-cell>
          <table:table-cell table:style-name="ce130" office:value-type="date" office:date-value="2022-08-22" calcext:value-type="date">
            <text:p>22/08/22</text:p>
          </table:table-cell>
          <table:table-cell table:style-name="ce102" office:value-type="string" calcext:value-type="string">
            <text:p>rgdev</text:p>
          </table:table-cell>
          <table:table-cell table:style-name="ce102" office:value-type="string" calcext:value-type="string">
            <text:p>lunacy8</text:p>
          </table:table-cell>
          <table:table-cell table:style-name="ce110" office:value-type="string" calcext:value-type="string">
            <text:p>d2j0vbeeggccut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office:value-type="string" calcext:value-type="string">
            <text:p>GRCh37_0001 </text:p>
          </table:table-cell>
          <table:table-cell table:style-name="ce102"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dist_EB_GRCh37_0002</text:p>
          </table:table-cell>
          <table:table-cell table:style-name="ce102" office:value-type="string" calcext:value-type="string">
            <text:p>ngs-em-release1</text:p>
          </table:table-cell>
          <table:table-cell table:style-name="ce102" office:value-type="string" calcext:value-type="string">
            <text:p>RG-dev-check-oai-v3</text:p>
          </table:table-cell>
          <table:table-cell table:style-name="ce102" office:value-type="string" calcext:value-type="string">
            <text:p>RG-dev-check-v3</text:p>
          </table:table-cell>
          <table:table-cell table:style-name="ce102" table:number-columns-repeated="2"/>
          <table:table-cell table:style-name="ce102" office:value-type="string" calcext:value-type="string">
            <text:p>E307NOFGB54ZT0</text:p>
          </table:table-cell>
          <table:table-cell table:style-name="ce102" office:value-type="string" calcext:value-type="string">
            <text:p>RG-dev-check-lambda-v3</text:p>
          </table:table-cell>
          <table:table-cell table:style-name="ce102" office:value-type="string" calcext:value-type="string">
            <text:p>RG-dev-check-lambda-v3-role</text:p>
          </table:table-cell>
          <table:table-cell table:style-name="ce130" office:value-type="date" office:date-value="2022-08-22" calcext:value-type="date">
            <text:p>22/08/22</text:p>
          </table:table-cell>
          <table:table-cell table:style-name="ce102" office:value-type="string" calcext:value-type="string">
            <text:p>rgdev3</text:p>
          </table:table-cell>
          <table:table-cell table:style-name="ce102" office:value-type="string" calcext:value-type="string">
            <text:p>lunacy9</text:p>
          </table:table-cell>
          <table:table-cell table:style-name="ce110" office:value-type="string" calcext:value-type="string">
            <text:p>d1qnyj8iira2e6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office:value-type="string" calcext:value-type="string">
            <text:p>GRCh37_0002</text:p>
          </table:table-cell>
          <table:table-cell table:style-name="ce102" table:number-columns-repeated="1008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_EB_GRCh37_0003</text:p>
          </table:table-cell>
          <table:table-cell table:style-name="ce103" office:value-type="string" calcext:value-type="string">
            <text:p>srg-grch37-ebaker</text:p>
          </table:table-cell>
          <table:table-cell table:style-name="ce103" office:value-type="string" calcext:value-type="string">
            <text:p>EB_GRCh37_0003_oai</text:p>
          </table:table-cell>
          <table:table-cell table:style-name="ce103" office:value-type="string" calcext:value-type="string">
            <text:p>EB_GRCh37_0003</text:p>
          </table:table-cell>
          <table:table-cell table:style-name="ce103"/>
          <table:table-cell table:style-name="ce103" office:value-type="string" calcext:value-type="string">
            <text:p>arn:aws:cloudfront::247656297268:distribution/E3FD1BA1K61B2A</text:p>
          </table:table-cell>
          <table:table-cell table:style-name="ce119" office:value-type="string" calcext:value-type="string">
            <text:p><text:a xlink:href="https://us-east-1.console.aws.amazon.com/cloudfront/v3/home#/distributions/E3FD1BA1K61B2A" xlink:type="simple">E3FD1BA1K61B2A</text:a></text:p>
          </table:table-cell>
          <table:table-cell table:style-name="ce103" office:value-type="string" calcext:value-type="string">
            <text:p>EB_GRCh37_lambda</text:p>
          </table:table-cell>
          <table:table-cell table:style-name="ce103" office:value-type="string" calcext:value-type="string">
            <text:p>EB_GRCh37_lambda_role</text:p>
          </table:table-cell>
          <table:table-cell table:style-name="ce128" office:value-type="date" office:date-value="2022-08-22" calcext:value-type="date">
            <text:p>22/08/22</text:p>
          </table:table-cell>
          <table:table-cell table:style-name="ce103" office:value-type="string" calcext:value-type="string">
            <text:p>Ebaker_GRCh37</text:p>
          </table:table-cell>
          <table:table-cell table:style-name="ce103" office:value-type="string" calcext:value-type="string">
            <text:p>univallate</text:p>
          </table:table-cell>
          <table:table-cell table:style-name="ce119" office:value-type="string" calcext:value-type="string">
            <text:p>dqdwh7cyj7zu8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EB_GRCh37_0003</text:p>
          </table:table-cell>
          <table:table-cell table:style-name="ce103" office:value-type="string" calcext:value-type="string">
            <text:p>EBaker</text:p>
          </table:table-cell>
          <table:table-cell table:style-name="ce103" table:number-columns-repeated="1007"/>
          <table:table-cell table:number-columns-repeated="15359"/>
        </table:table-row>
        <table:table-row table:style-name="ro1">
          <table:table-cell/>
          <table:table-cell table:style-name="ce103" table:number-columns-repeated="1024"/>
          <table:table-cell table:number-columns-repeated="15359"/>
        </table:table-row>
        <table:table-row table:style-name="ro1">
          <table:table-cell/>
          <table:table-cell table:style-name="ce103" office:value-type="string" calcext:value-type="string">
            <text:p>dist_EB_GRCh38_0005_01</text:p>
          </table:table-cell>
          <table:table-cell table:style-name="ce103" office:value-type="string" calcext:value-type="string">
            <text:p>srg-grch38-ebaker</text:p>
          </table:table-cell>
          <table:table-cell table:style-name="ce103" office:value-type="string" calcext:value-type="string">
            <text:p>EB_GRCh38_0005_oai</text:p>
          </table:table-cell>
          <table:table-cell table:style-name="ce103" office:value-type="string" calcext:value-type="string">
            <text:p>EB_GRCh38_0005</text:p>
          </table:table-cell>
          <table:table-cell table:style-name="ce103" table:number-columns-repeated="2"/>
          <table:table-cell table:style-name="ce119" office:value-type="string" calcext:value-type="string">
            <text:p><text:a xlink:href="https://us-east-1.console.aws.amazon.com/cloudfront/v3/home#/distributions/E3TJZU9JLLQ0E8" xlink:type="simple">E3TJZU9JLLQ0E8</text:a></text:p>
          </table:table-cell>
          <table:table-cell table:style-name="ce103" office:value-type="string" calcext:value-type="string">
            <text:p>EB_GRCh38_lambda</text:p>
          </table:table-cell>
          <table:table-cell table:style-name="ce103" office:value-type="string" calcext:value-type="string">
            <text:p>EB_GRCh38_lambda_role</text:p>
          </table:table-cell>
          <table:table-cell table:style-name="ce128" office:value-type="date" office:date-value="2022-08-22" calcext:value-type="date">
            <text:p>22/08/22</text:p>
          </table:table-cell>
          <table:table-cell table:style-name="ce103" office:value-type="string" calcext:value-type="string">
            <text:p>Ebaker_GRCh38</text:p>
          </table:table-cell>
          <table:table-cell table:style-name="ce103" office:value-type="string" calcext:value-type="string">
            <text:p>bivallate</text:p>
          </table:table-cell>
          <table:table-cell table:style-name="ce119" office:value-type="string" calcext:value-type="string">
            <text:p>d29dsxngrj2d2c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table:number-columns-repeated="1009"/>
          <table:table-cell table:number-columns-repeated="15359"/>
        </table:table-row>
        <table:table-row table:style-name="ro1">
          <table:table-cell/>
          <table:table-cell table:style-name="ce103" table:number-columns-repeated="1024"/>
          <table:table-cell table:number-columns-repeated="15359"/>
        </table:table-row>
        <table:table-row table:style-name="ro1">
          <table:table-cell/>
          <table:table-cell table:style-name="ce103" office:value-type="string" calcext:value-type="string">
            <text:p>dist_public_GRCh38_0005</text:p>
          </table:table-cell>
          <table:table-cell table:style-name="ce103" office:value-type="string" calcext:value-type="string">
            <text:p>s3://srg-grch38-public</text:p>
          </table:table-cell>
          <table:table-cell table:style-name="ce103" office:value-type="string" calcext:value-type="string">
            <text:p>public_GRCh38_0005_oai</text:p>
          </table:table-cell>
          <table:table-cell table:style-name="ce103" office:value-type="string" calcext:value-type="string">
            <text:p>public_GRCh38_0005</text:p>
          </table:table-cell>
          <table:table-cell table:style-name="ce103" table:number-columns-repeated="2"/>
          <table:table-cell table:style-name="ce119" office:value-type="string" calcext:value-type="string">
            <text:p><text:a xlink:href="https://us-east-1.console.aws.amazon.com/cloudfront/v3/home?region=us-east-1#/distributions/E16MAXTS4TV9EH" xlink:type="simple">E16MAXTS4TV9EH</text:a></text:p>
          </table:table-cell>
          <table:table-cell table:style-name="ce103" office:value-type="string" calcext:value-type="string">
            <text:p>none</text:p>
          </table:table-cell>
          <table:table-cell table:style-name="ce103"/>
          <table:table-cell table:style-name="ce128" office:value-type="date" office:date-value="2022-08-23" calcext:value-type="date">
            <text:p>23/08/22</text:p>
          </table:table-cell>
          <table:table-cell table:number-columns-repeated="2" table:style-name="ce103" office:value-type="string" calcext:value-type="string">
            <text:p>n/a</text:p>
          </table:table-cell>
          <table:table-cell table:style-name="ce119" office:value-type="string" calcext:value-type="string">
            <text:p>d1oqg3zfp85ddh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table:number-columns-repeated="1009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02"/>
          <table:table-cell table:style-name="ce109" office:value-type="string" calcext:value-type="string">
            <text:p>dist_public_GRCh38_0005_002</text:p>
          </table:table-cell>
          <table:table-cell table:number-columns-repeated="2" table:style-name="ce109" office:value-type="string" calcext:value-type="string">
            <text:p>srg-38-public-0005-002</text:p>
          </table:table-cell>
          <table:table-cell table:style-name="ce102" office:value-type="string" calcext:value-type="string">
            <text:p>Public-GRCh38-0005-002</text:p>
          </table:table-cell>
          <table:table-cell table:style-name="ce109" table:number-columns-repeated="2"/>
          <table:table-cell table:style-name="ce109" office:value-type="string" calcext:value-type="string">
            <text:p>E1U1ZX6NMTAFS3</text:p>
          </table:table-cell>
          <table:table-cell table:style-name="ce109" office:value-type="string" calcext:value-type="string">
            <text:p>none</text:p>
          </table:table-cell>
          <table:table-cell table:style-name="ce109"/>
          <table:table-cell table:style-name="ce131" office:value-type="date" office:date-value="2022-09-22" calcext:value-type="date">
            <text:p>22/09/22</text:p>
          </table:table-cell>
          <table:table-cell table:number-columns-repeated="2" table:style-name="ce109" office:value-type="string" calcext:value-type="string">
            <text:p>n/a</text:p>
          </table:table-cell>
          <table:table-cell table:style-name="ce109" office:value-type="string" calcext:value-type="string">
            <text:p>d3pkwsjwasyijy.cloudfront.net</text:p>
          </table:table-cell>
          <table:table-cell table:style-name="ce109"/>
          <table:table-cell table:style-name="ce102" office:value-type="string" calcext:value-type="string">
            <text:p>dead</text:p>
          </table:table-cell>
          <table:table-cell table:style-name="ce109" table:number-columns-repeated="1009"/>
          <table:table-cell table:style-name="ce102"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style-name="ce102" office:value-type="string" calcext:value-type="string">
            <text:p>dist_EB_GRCh38_0005_002</text:p>
          </table:table-cell>
          <table:table-cell table:style-name="ce112" office:value-type="string" calcext:value-type="string">
            <text:p>srg-38-Ebaker-0005-002</text:p>
          </table:table-cell>
          <table:table-cell table:style-name="ce102" office:value-type="string" calcext:value-type="string">
            <text:p>EB_GRCh38_0005_oai</text:p>
          </table:table-cell>
          <table:table-cell table:style-name="ce102" office:value-type="string" calcext:value-type="string">
            <text:p>38-Ebaker-0005-002</text:p>
          </table:table-cell>
          <table:table-cell table:style-name="ce102" table:number-columns-repeated="2"/>
          <table:table-cell table:style-name="ce102" office:value-type="string" calcext:value-type="string">
            <text:p>E3947K9GLSKW9K</text:p>
          </table:table-cell>
          <table:table-cell table:style-name="ce102" office:value-type="string" calcext:value-type="string">
            <text:p>EB_GRCh38_v2_lambda</text:p>
          </table:table-cell>
          <table:table-cell table:style-name="ce102" office:value-type="string" calcext:value-type="string">
            <text:p>EB_GRCh38_v2_lambda_role</text:p>
          </table:table-cell>
          <table:table-cell table:style-name="ce131" office:value-type="date" office:date-value="2022-09-22" calcext:value-type="date">
            <text:p>22/09/22</text:p>
          </table:table-cell>
          <table:table-cell table:style-name="ce102" table:number-columns-repeated="2"/>
          <table:table-cell table:style-name="ce102" office:value-type="string" calcext:value-type="string">
            <text:p>d1890xgojfs6fy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style-name="ce102" office:value-type="string" calcext:value-type="string">
            <text:p>dist_EB_GRCh37_0003_002</text:p>
          </table:table-cell>
          <table:table-cell table:style-name="ce112" office:value-type="string" calcext:value-type="string">
            <text:p>srg-37-Ebaker-0003-002</text:p>
          </table:table-cell>
          <table:table-cell table:style-name="ce102" office:value-type="string" calcext:value-type="string">
            <text:p>EB_GRCh37_0003_oai</text:p>
          </table:table-cell>
          <table:table-cell table:style-name="ce102" office:value-type="string" calcext:value-type="string">
            <text:p>37-Ebaker-0003-002</text:p>
          </table:table-cell>
          <table:table-cell table:style-name="ce102" table:number-columns-repeated="2"/>
          <table:table-cell table:style-name="ce102" office:value-type="string" calcext:value-type="string">
            <text:p>E2PASLSMJLHMFW</text:p>
          </table:table-cell>
          <table:table-cell table:style-name="ce102" office:value-type="string" calcext:value-type="string">
            <text:p>EB_GRCh37_v2_lambda</text:p>
          </table:table-cell>
          <table:table-cell table:style-name="ce102" office:value-type="string" calcext:value-type="string">
            <text:p>EB_GRCh37_v2_lambda_role</text:p>
          </table:table-cell>
          <table:table-cell table:style-name="ce131" office:value-type="date" office:date-value="2022-09-22" calcext:value-type="date">
            <text:p>22/09/22</text:p>
          </table:table-cell>
          <table:table-cell table:style-name="ce102" table:number-columns-repeated="2"/>
          <table:table-cell table:style-name="ce102" office:value-type="string" calcext:value-type="string">
            <text:p>d30nh4rbur6j72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2" office:value-type="string" calcext:value-type="string">
            <text:p>dist_Public_EB_GRCh38_0005_003</text:p>
          </table:table-cell>
          <table:table-cell table:style-name="ce102" office:value-type="string" calcext:value-type="string">
            <text:p>srg-grch38-public-eb-0005-003</text:p>
          </table:table-cell>
          <table:table-cell table:style-name="ce102" office:value-type="string" calcext:value-type="string">
            <text:p>srg-grch38-public-eb-0005-003.s3.eu-west-2.amazonaws.com</text:p>
          </table:table-cell>
          <table:table-cell table:style-name="ce102" office:value-type="string" calcext:value-type="string">
            <text:p>Public-EB-GRCh38-0005-003</text:p>
          </table:table-cell>
          <table:table-cell table:style-name="ce102" table:number-columns-repeated="2"/>
          <table:table-cell table:style-name="ce110" office:value-type="string" calcext:value-type="string">
            <text:p>E2QP7QJ1LF6RC</text:p>
          </table:table-cell>
          <table:table-cell table:style-name="ce102" table:number-columns-repeated="5"/>
          <table:table-cell table:style-name="ce110" office:value-type="string" calcext:value-type="string">
            <text:p>d32ff1nxx69w93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dist_Public_EB_GRCh38_0005_003</text:p>
          </table:table-cell>
          <table:table-cell table:style-name="ce102" office:value-type="string" calcext:value-type="string">
            <text:p>srg-grch38-public-eb-0005-003</text:p>
          </table:table-cell>
          <table:table-cell table:style-name="ce102" office:value-type="string" calcext:value-type="string">
            <text:p>srg-grch38-public-eb-0005-003-oai</text:p>
          </table:table-cell>
          <table:table-cell table:style-name="ce102" office:value-type="string" calcext:value-type="string">
            <text:p>Public-EB-GRCh38-0005-003</text:p>
          </table:table-cell>
          <table:table-cell table:style-name="ce102" table:number-columns-repeated="8"/>
          <table:table-cell table:style-name="ce132" office:value-type="string" calcext:value-type="string">
            <text:p>d2ilerfb3lzot6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02" office:value-type="string" calcext:value-type="string">
            <text:p>fail</text:p>
          </table:table-cell>
          <table:table-cell table:number-columns-repeated="16368"/>
        </table:table-row>
        <table:table-row table:style-name="ro4">
          <table:table-cell/>
          <table:table-cell table:style-name="ce102" office:value-type="string" calcext:value-type="string">
            <text:p>dist_EB_GRCh37_0003_002</text:p>
          </table:table-cell>
          <table:table-cell table:style-name="ce112" office:value-type="string" calcext:value-type="string">
            <text:p>srg-37-Ebaker-0003-002</text:p>
          </table:table-cell>
          <table:table-cell table:style-name="ce102" table:number-columns-repeated="4"/>
          <table:table-cell table:style-name="ce102" office:value-type="string" calcext:value-type="string">
            <text:p>E2WXJ7MRQ57EVM</text:p>
          </table:table-cell>
          <table:table-cell table:style-name="ce102" table:number-columns-repeated="5"/>
          <table:table-cell table:style-name="ce102" office:value-type="string" calcext:value-type="string">
            <text:p>https://d19fmc3m3vzmrt.cloudfront.net/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12" office:value-type="string" calcext:value-type="string">
            <text:p>srg-37-Ebaker-0003-002</text:p>
          </table:table-cell>
          <table:table-cell office:value-type="string" calcext:value-type="string">
            <text:p>EB_GRCh37_0003_v3_oai</text:p>
          </table:table-cell>
          <table:table-cell table:number-columns-repeated="3"/>
          <table:table-cell office:value-type="string" calcext:value-type="string">
            <text:p>EJYPP3455RDNZ</text:p>
          </table:table-cell>
          <table:table-cell office:value-type="string" calcext:value-type="string">
            <text:p>copied charactertics and …</text:p>
          </table:table-cell>
          <table:table-cell table:number-columns-repeated="4"/>
          <table:table-cell table:style-name="ce133" office:value-type="string" calcext:value-type="string">
            <text:p>dh1mu3r1jylwq.cloudfront.net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10" office:value-type="string" calcext:value-type="string">
            <text:p>srg-grch38-public-eb-0005-003-v2</text:p>
          </table:table-cell>
          <table:table-cell table:style-name="ce102" office:value-type="string" calcext:value-type="string">
            <text:p>srg-grch38-public-eb-0005-003</text:p>
          </table:table-cell>
          <table:table-cell table:style-name="ce102" office:value-type="string" calcext:value-type="string">
            <text:p>srg-grch38-public-eb-0005-003-v2-oai</text:p>
          </table:table-cell>
          <table:table-cell table:style-name="ce102" office:value-type="string" calcext:value-type="string">
            <text:p>Public-EB-GRCh38-0005-003-v2</text:p>
          </table:table-cell>
          <table:table-cell table:style-name="ce102" table:number-columns-repeated="2"/>
          <table:table-cell table:style-name="ce110" office:value-type="string" calcext:value-type="string">
            <text:p>E382745NU78OKM</text:p>
          </table:table-cell>
          <table:table-cell table:style-name="ce102" table:number-columns-repeated="5"/>
          <table:table-cell table:style-name="ce110" office:value-type="string" calcext:value-type="string">
            <text:p>d1oh4ch0jbrsku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6">
          <table:table-cell table:style-name="ce102" office:value-type="string" calcext:value-type="string">
            <text:p>EB dataset GRCh38_0005_03; February 2024</text:p>
          </table:table-cell>
          <table:table-cell table:style-name="ce102" office:value-type="string" calcext:value-type="string">
            <text:p>srg-grch38-public-eb-0005-003-v3</text:p>
          </table:table-cell>
          <table:table-cell table:style-name="ce102" office:value-type="string" calcext:value-type="string">
            <text:p>dist_grch38-public-eb-0005-003-v3</text:p>
          </table:table-cell>
          <table:table-cell table:style-name="ce102" office:value-type="string" calcext:value-type="string">
            <text:p>srg-grch38-public-eb-0005-003-v3-oai</text:p>
          </table:table-cell>
          <table:table-cell table:style-name="ce102" office:value-type="string" calcext:value-type="string">
            <text:p>Public-EB-GRCh38-0005-003-v3</text:p>
          </table:table-cell>
          <table:table-cell table:style-name="ce102" table:number-columns-repeated="2"/>
          <table:table-cell table:style-name="ce102" office:value-type="string" calcext:value-type="string">
            <text:p>EWUPGAEK9NKVN</text:p>
          </table:table-cell>
          <table:table-cell table:style-name="ce102" table:number-columns-repeated="3"/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2sb69uiamptiq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/>
          <table:table-cell table:style-name="ce102" office:value-type="string" calcext:value-type="string">
            <text:p>Public</text:p>
          </table:table-cell>
          <table:table-cell table:style-name="ce102" office:value-type="string" calcext:value-type="string">
            <text:p>Includes EB dataset, with permission</text:p>
          </table:table-cell>
          <table:table-cell table:style-name="ce102"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number-columns-repeated="3" table:style-name="ce102" office:value-type="string" calcext:value-type="string">
            <text:p>srg-grch37-public-eb-0003-003</text:p>
          </table:table-cell>
          <table:table-cell table:style-name="ce102" office:value-type="string" calcext:value-type="string">
            <text:p>Public-EB-GRCh37-0003-003</text:p>
          </table:table-cell>
          <table:table-cell table:style-name="ce102" table:number-columns-repeated="2"/>
          <table:table-cell table:style-name="ce102" office:value-type="string" calcext:value-type="string">
            <text:p>E2CCL1MHQC213S</text:p>
          </table:table-cell>
          <table:table-cell table:style-name="ce102" table:number-columns-repeated="3"/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2o05axrm0djtk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/>
          <table:table-cell table:style-name="ce102" office:value-type="string" calcext:value-type="string">
            <text:p>Public</text:p>
          </table:table-cell>
          <table:table-cell table:style-name="ce102" office:value-type="string" calcext:value-type="string">
            <text:p>Includes EB dataset, with permission</text:p>
          </table:table-cell>
          <table:table-cell table:style-name="ce102"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-grch37-public-eb-0003-003-v3</text:p>
          </table:table-cell>
          <table:table-cell table:style-name="ce103" office:value-type="string" calcext:value-type="string">
            <text:p>srg-grch37-public-eb-0003-003-v3</text:p>
          </table:table-cell>
          <table:table-cell office:value-type="string" calcext:value-type="string">
            <text:p>srg-grch37-public-eb-0003-003-v3.s3.eu-west-2.amazonaws.com</text:p>
          </table:table-cell>
          <table:table-cell office:value-type="string" calcext:value-type="string">
            <text:p>Public-EB-GRCh37-0003-003-v3</text:p>
          </table:table-cell>
          <table:table-cell/>
          <table:table-cell office:value-type="string" calcext:value-type="string">
            <text:p>arn:aws:cloudfront::247656297268:distribution/E9I92LT0NT2PH</text:p>
          </table:table-cell>
          <table:table-cell office:value-type="string" calcext:value-type="string">
            <text:p>E9I92LT0NT2PH</text:p>
          </table:table-cell>
          <table:table-cell table:number-columns-repeated="2"/>
          <table:table-cell office:value-type="string" calcext:value-type="string">
            <text:p>2<text:span text:style-name="T2">nd</text:span> March 20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16b7h4kewu2ee.cloudfront.net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Includes EB dataset, with permiss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EB Pubic dataset GRCh37_0006_01; March 2024</text:p>
          </table:table-cell>
          <table:table-cell table:style-name="ce102" office:value-type="string" calcext:value-type="string">
            <text:p>dist_grch37-public-eb-0006-01-v2</text:p>
          </table:table-cell>
          <table:table-cell table:style-name="ce102" office:value-type="string" calcext:value-type="string">
            <text:p>dist-grch37-public-eb-0006-01-v2</text:p>
          </table:table-cell>
          <table:table-cell table:style-name="ce102"/>
          <table:table-cell table:style-name="ce102" office:value-type="string" calcext:value-type="string">
            <text:p>dist-grch37-public-eb-0006-01</text:p>
          </table:table-cell>
          <table:table-cell table:style-name="ce102" office:value-type="string" calcext:value-type="string">
            <text:p>Public-GRCh37-0006-001</text:p>
          </table:table-cell>
          <table:table-cell table:style-name="ce110" office:value-type="string" calcext:value-type="string">
            <text:p>arn:aws:cloudfront::247656297268:distribution/EP605XTLGF5B1</text:p>
          </table:table-cell>
          <table:table-cell table:style-name="ce120" office:value-type="string" calcext:value-type="string">
            <text:p>EP605XTLGF5B1</text:p>
          </table:table-cell>
          <table:table-cell table:style-name="ce102" table:number-columns-repeated="2"/>
          <table:table-cell table:style-name="ce102" office:value-type="string" calcext:value-type="string">
            <text:p>6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19y5btjt00rhi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/>
          <table:table-cell table:style-name="ce102" office:value-type="string" calcext:value-type="string">
            <text:p>Public</text:p>
          </table:table-cell>
          <table:table-cell table:style-name="ce102" office:value-type="string" calcext:value-type="string">
            <text:p>Includes EB dataset, with permission</text:p>
          </table:table-cell>
          <table:table-cell table:style-name="ce102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02"/>
          <table:table-cell table:style-name="ce102" office:value-type="string" calcext:value-type="string">
            <text:p>dist_grch38-public-eb-0006-01-v2</text:p>
          </table:table-cell>
          <table:table-cell table:style-name="ce102" office:value-type="string" calcext:value-type="string">
            <text:p>dist-grch38-public-eb-0006-01-v2</text:p>
          </table:table-cell>
          <table:table-cell table:style-name="ce102" office:value-type="string" calcext:value-type="string">
            <text:p>dist-grch38-public-eb-0006-01-v2.s3.eu-west-2.amazonaws.com</text:p>
          </table:table-cell>
          <table:table-cell table:style-name="ce102"/>
          <table:table-cell table:style-name="ce110" office:value-type="string" calcext:value-type="string">
            <text:p>dist-grch38-public-eb-0006-01</text:p>
          </table:table-cell>
          <table:table-cell table:style-name="ce110" office:value-type="string" calcext:value-type="string">
            <text:p>arn:aws:cloudfront::247656297268:distribution/EBTSRKGHRTDCB</text:p>
          </table:table-cell>
          <table:table-cell table:style-name="ce120" office:value-type="string" calcext:value-type="string">
            <text:p>EBTSRKGHRTDCB</text:p>
          </table:table-cell>
          <table:table-cell table:style-name="ce102" table:number-columns-repeated="2"/>
          <table:table-cell table:style-name="ce102" office:value-type="string" calcext:value-type="string">
            <text:p>6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3buyy31qv2lyd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EB Pubic dataset GRCh38_0006_01; March 2024</text:p>
          </table:table-cell>
          <table:table-cell table:style-name="ce100" office:value-type="string" calcext:value-type="string">
            <text:p>dist_grch38-public-eb-0006-01-v3</text:p>
          </table:table-cell>
          <table:table-cell table:style-name="ce100" office:value-type="string" calcext:value-type="string">
            <text:p>dist-grch38-public-eb-0006-01-v3</text:p>
          </table:table-cell>
          <table:table-cell table:style-name="ce100" office:value-type="string" calcext:value-type="string">
            <text:p>dist-grch38-public-eb-0006-01-v3.s3.eu-west-2.amazonaws.com</text:p>
          </table:table-cell>
          <table:table-cell table:style-name="ce100"/>
          <table:table-cell table:style-name="ce100" office:value-type="string" calcext:value-type="string">
            <text:p>dist-grch38-public-eb-0006-01-v3</text:p>
          </table:table-cell>
          <table:table-cell table:style-name="ce107" office:value-type="string" calcext:value-type="string">
            <text:p>arn:aws:cloudfront::247656297268:distribution/E3MESX49A3EHN0</text:p>
          </table:table-cell>
          <table:table-cell table:style-name="ce121" office:value-type="string" calcext:value-type="string">
            <text:p>E3MESX49A3EHN0</text:p>
          </table:table-cell>
          <table:table-cell table:style-name="ce100" table:number-columns-repeated="2"/>
          <table:table-cell table:style-name="ce100" office:value-type="string" calcext:value-type="string">
            <text:p>7th March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7" office:value-type="string" calcext:value-type="string">
            <text:p>d1tzqoye8wbutd.cloudfront.net</text:p>
          </table:table-cell>
          <table:table-cell table:style-name="ce100"/>
          <table:table-cell table:style-name="ce102" office:value-type="string" calcext:value-type="string">
            <text:p>dead</text:p>
          </table:table-cell>
          <table:table-cell table:style-name="ce100" table:number-columns-repeated="16368"/>
        </table:table-row>
        <table:table-row table:style-name="ro1">
          <table:table-cell table:style-name="ce103"/>
          <table:table-cell table:number-columns-repeated="16383"/>
        </table:table-row>
        <table:table-row table:style-name="ro4">
          <table:table-cell table:style-name="ce100" office:value-type="string" calcext:value-type="string">
            <text:p>EB Pubic dataset GRCh37_0006_01; March 2024</text:p>
          </table:table-cell>
          <table:table-cell table:style-name="ce100" office:value-type="string" calcext:value-type="string">
            <text:p>dist_grch37-public-eb-0006-01-v3</text:p>
          </table:table-cell>
          <table:table-cell table:style-name="ce100" office:value-type="string" calcext:value-type="string">
            <text:p>dist-grch37-public-eb-0006-01-v3</text:p>
          </table:table-cell>
          <table:table-cell table:style-name="ce100" office:value-type="string" calcext:value-type="string">
            <text:p>dist-grch37-public-eb-0006-01-v3.s3.eu-west-2.amazonaws.com</text:p>
          </table:table-cell>
          <table:table-cell table:style-name="ce100"/>
          <table:table-cell table:style-name="ce100" office:value-type="string" calcext:value-type="string">
            <text:p>dist-grch37-public-eb-0006-01-v3</text:p>
          </table:table-cell>
          <table:table-cell table:style-name="ce107" office:value-type="string" calcext:value-type="string">
            <text:p>arn:aws:cloudfront::247656297268:distribution/EDWHM3KGRHDK6</text:p>
          </table:table-cell>
          <table:table-cell table:style-name="ce107" office:value-type="string" calcext:value-type="string">
            <text:p>EDWHM3KGRHDK6</text:p>
          </table:table-cell>
          <table:table-cell table:style-name="ce100" table:number-columns-repeated="2"/>
          <table:table-cell table:style-name="ce100" office:value-type="string" calcext:value-type="string">
            <text:p>7th March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7" office:value-type="string" calcext:value-type="string">
            <text:p>deyk9xbjxp1pc.cloudfront.net</text:p>
          </table:table-cell>
          <table:table-cell table:style-name="ce100"/>
          <table:table-cell table:style-name="ce102" office:value-type="string" calcext:value-type="string">
            <text:p>dead</text:p>
          </table:table-cell>
          <table:table-cell table:style-name="ce10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Open Access Edition 6</text:p>
          </table:table-cell>
          <table:table-cell table:style-name="ce102" office:value-type="string" calcext:value-type="string">
            <text:p>dist_grch37-public-eb-0006-01-v4</text:p>
          </table:table-cell>
          <table:table-cell table:style-name="ce102" office:value-type="string" calcext:value-type="string">
            <text:p>dist-grch37-public-eb-0006-01-v4</text:p>
          </table:table-cell>
          <table:table-cell table:style-name="ce102" office:value-type="string" calcext:value-type="string">
            <text:p>dist-grch37-public-eb-0006-01-v4.s3.eu-west-2.amazonaws.com</text:p>
          </table:table-cell>
          <table:table-cell table:style-name="ce102"/>
          <table:table-cell table:style-name="ce102" office:value-type="string" calcext:value-type="string">
            <text:p>dist-grch37-public-eb-0006-01-v4</text:p>
          </table:table-cell>
          <table:table-cell table:style-name="ce110" office:value-type="string" calcext:value-type="string">
            <text:p>arn:aws:cloudfront::247656297268:distribution/E2UCPSNR8TCQ8C</text:p>
          </table:table-cell>
          <table:table-cell table:style-name="ce102" office:value-type="string" calcext:value-type="string">
            <text:p>E2UCPSNR8TCQ8C</text:p>
          </table:table-cell>
          <table:table-cell table:style-name="ce102" table:number-columns-repeated="2"/>
          <table:table-cell table:style-name="ce102" office:value-type="string" calcext:value-type="string">
            <text:p>9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2jxpqy6pdgo2g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Open Access Edition 6</text:p>
          </table:table-cell>
          <table:table-cell table:style-name="ce102" office:value-type="string" calcext:value-type="string">
            <text:p>dist_grch38-public-eb-0006-01-v4</text:p>
          </table:table-cell>
          <table:table-cell table:style-name="ce102" office:value-type="string" calcext:value-type="string">
            <text:p>dist-grch38-public-eb-0006-01-v4</text:p>
          </table:table-cell>
          <table:table-cell table:style-name="ce102" office:value-type="string" calcext:value-type="string">
            <text:p>dist-grch38-public-eb-0006-01-v4.s3.eu-west-2.amazonaws.com</text:p>
          </table:table-cell>
          <table:table-cell table:style-name="ce102"/>
          <table:table-cell table:style-name="ce102" office:value-type="string" calcext:value-type="string">
            <text:p>dist-grch38-public-eb-0006-01-v4</text:p>
          </table:table-cell>
          <table:table-cell table:style-name="ce110" office:value-type="string" calcext:value-type="string">
            <text:p>arn:aws:cloudfront::247656297268:distribution/E2TREX3LL83QS</text:p>
          </table:table-cell>
          <table:table-cell table:style-name="ce120" office:value-type="string" calcext:value-type="string">
            <text:p>E2TREX3LL83QS</text:p>
          </table:table-cell>
          <table:table-cell table:style-name="ce102" table:number-columns-repeated="2"/>
          <table:table-cell table:style-name="ce102" office:value-type="string" calcext:value-type="string">
            <text:p>9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jalrl0ywgvv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7</text:p>
          </table:table-cell>
          <table:table-cell table:style-name="ce100" office:value-type="string" calcext:value-type="string">
            <text:p>dist_grch38-public-eb-0007-01-v1</text:p>
          </table:table-cell>
          <table:table-cell table:style-name="ce100" office:value-type="string" calcext:value-type="string">
            <text:p>dist-grch38-public-eb-0007-01-v1</text:p>
          </table:table-cell>
          <table:table-cell table:style-name="ce100" office:value-type="string" calcext:value-type="string">
            <text:p>dist-grch38-public-eb-0007-01-v1.s3.eu-west-2.amazonaws.com</text:p>
          </table:table-cell>
          <table:table-cell table:style-name="ce100"/>
          <table:table-cell table:style-name="ce100" office:value-type="string" calcext:value-type="string">
            <text:p>dist-grch38-public-eb-0007-01-v1</text:p>
          </table:table-cell>
          <table:table-cell table:style-name="ce100"/>
          <table:table-cell table:style-name="ce100" office:value-type="string" calcext:value-type="string">
            <text:p>E2HN1LKCC8OHY0</text:p>
          </table:table-cell>
          <table:table-cell table:style-name="ce100" table:number-columns-repeated="2"/>
          <table:table-cell table:style-name="ce100" office:value-type="string" calcext:value-type="string">
            <text:p>5th April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0" office:value-type="string" calcext:value-type="string">
            <text:p>dghlwqbvfzsit.cloudfront.net</text:p>
          </table:table-cell>
          <table:table-cell table:style-name="ce100"/>
          <table:table-cell table:style-name="ce100" office:value-type="string" calcext:value-type="string">
            <text:p>live</text:p>
          </table:table-cell>
          <table:table-cell table:style-name="ce10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7</text:p>
          </table:table-cell>
          <table:table-cell table:style-name="ce100" office:value-type="string" calcext:value-type="string">
            <text:p>dist_grch37-public-eb-0007-01-v1</text:p>
          </table:table-cell>
          <table:table-cell table:style-name="ce100" office:value-type="string" calcext:value-type="string">
            <text:p>dist-grch37-public-eb-0007-01-v1</text:p>
          </table:table-cell>
          <table:table-cell table:style-name="ce100" office:value-type="string" calcext:value-type="string">
            <text:p>dist-grch37-public-eb-0007-01-v1.s3.eu-west-2.amazonaws.com</text:p>
          </table:table-cell>
          <table:table-cell table:style-name="ce100"/>
          <table:table-cell table:style-name="ce100" office:value-type="string" calcext:value-type="string">
            <text:p>dist-grch37-public-eb-0007-01-v1</text:p>
          </table:table-cell>
          <table:table-cell table:style-name="ce100"/>
          <table:table-cell table:style-name="ce100" office:value-type="string" calcext:value-type="string">
            <text:p>E1ZMHOB3X4B0IL</text:p>
          </table:table-cell>
          <table:table-cell table:style-name="ce100" table:number-columns-repeated="2"/>
          <table:table-cell table:style-name="ce100" office:value-type="string" calcext:value-type="string">
            <text:p>5th April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0" office:value-type="string" calcext:value-type="string">
            <text:p>d2djzj8biivbbc.cloudfront.net</text:p>
          </table:table-cell>
          <table:table-cell table:style-name="ce100"/>
          <table:table-cell table:style-name="ce100" office:value-type="string" calcext:value-type="string">
            <text:p>live</text:p>
          </table:table-cell>
          <table:table-cell table:style-name="ce10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8</text:p>
          </table:table-cell>
          <table:table-cell table:style-name="ce100" office:value-type="string" calcext:value-type="string">
            <text:p>dist_grch38-public-eb-0008-01-v1</text:p>
          </table:table-cell>
          <table:table-cell table:style-name="ce100" office:value-type="string" calcext:value-type="string">
            <text:p>dist-grch38-public-eb-0008-01-v4</text:p>
          </table:table-cell>
          <table:table-cell table:style-name="ce100" office:value-type="string" calcext:value-type="string">
            <text:p>dist-grch38-public-eb-0008-01-v4.s3.eu-west-2.amazonaws.com</text:p>
          </table:table-cell>
          <table:table-cell table:style-name="ce100"/>
          <table:table-cell table:style-name="ce100" office:value-type="string" calcext:value-type="string">
            <text:p>dist-grch38-public-eb-0008-01-v4</text:p>
          </table:table-cell>
          <table:table-cell table:style-name="ce100" office:value-type="string" calcext:value-type="string">
            <text:p>arn:aws:cloudfront::247656297268:distribution/EQTFYHY28C1C5</text:p>
          </table:table-cell>
          <table:table-cell table:style-name="ce100" office:value-type="string" calcext:value-type="string">
            <text:p>EQTFYHY28C1C5</text:p>
          </table:table-cell>
          <table:table-cell table:style-name="ce100" table:number-columns-repeated="2"/>
          <table:table-cell table:style-name="ce100" office:value-type="string" calcext:value-type="string">
            <text:p>1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0" office:value-type="string" calcext:value-type="string">
            <text:p>d3rkjsqdr1fnuf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8</text:p>
          </table:table-cell>
          <table:table-cell table:style-name="ce100" office:value-type="string" calcext:value-type="string">
            <text:p>dist_grch37-public-eb-0008-01-v1</text:p>
          </table:table-cell>
          <table:table-cell table:style-name="ce100" office:value-type="string" calcext:value-type="string">
            <text:p>dist-grch37-public-eb-0008-01-v1</text:p>
          </table:table-cell>
          <table:table-cell table:style-name="ce100" office:value-type="string" calcext:value-type="string">
            <text:p>dist-grch37-public-eb-0008-01-v1.s3.eu-north-1.amazonaws.com</text:p>
          </table:table-cell>
          <table:table-cell table:style-name="ce100"/>
          <table:table-cell table:style-name="ce100" office:value-type="string" calcext:value-type="string">
            <text:p>dist-grch37-public-eb-0008-01-v1</text:p>
          </table:table-cell>
          <table:table-cell table:style-name="ce100" office:value-type="string" calcext:value-type="string">
            <text:p>arn:aws:cloudfront::247656297268:distribution/E103HOVPTVIZTJ</text:p>
          </table:table-cell>
          <table:table-cell table:style-name="ce100" office:value-type="string" calcext:value-type="string">
            <text:p>E103HOVPTVIZTJ</text:p>
          </table:table-cell>
          <table:table-cell table:style-name="ce100" table:number-columns-repeated="2"/>
          <table:table-cell table:style-name="ce100" office:value-type="string" calcext:value-type="string">
            <text:p>1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7" office:value-type="string" calcext:value-type="string">
            <text:p>dkpab21b2drvt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2 April 2024 Demo GRCh38</text:p>
          </table:table-cell>
          <table:table-cell table:style-name="ce100" office:value-type="string" calcext:value-type="string">
            <text:p>dist-grch38-public-27-02</text:p>
          </table:table-cell>
          <table:table-cell table:style-name="ce100" office:value-type="string" calcext:value-type="string">
            <text:p>grch38-public-27-02</text:p>
          </table:table-cell>
          <table:table-cell table:style-name="ce100" office:value-type="string" calcext:value-type="string">
            <text:p>grch38-public-27-02.s3.eu-west-2.amazonaws.com</text:p>
          </table:table-cell>
          <table:table-cell table:style-name="ce100"/>
          <table:table-cell table:style-name="ce100" office:value-type="string" calcext:value-type="string">
            <text:p>grch38-public-27-02</text:p>
          </table:table-cell>
          <table:table-cell table:style-name="ce100" office:value-type="string" calcext:value-type="string">
            <text:p>arn:aws:cloudfront::247656297268:distribution/E1SDTB9RO7MIQN</text:p>
          </table:table-cell>
          <table:table-cell table:style-name="ce100" office:value-type="string" calcext:value-type="string">
            <text:p>E1SDTB9RO7MIQN</text:p>
          </table:table-cell>
          <table:table-cell table:style-name="ce100" table:number-columns-repeated="2"/>
          <table:table-cell table:style-name="ce100" office:value-type="string" calcext:value-type="string">
            <text:p>24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7" office:value-type="string" calcext:value-type="string">
            <text:p>d33yqlu8c4d9c7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2 April 2024 Demo GRCh37</text:p>
          </table:table-cell>
          <table:table-cell table:style-name="ce100" office:value-type="string" calcext:value-type="string">
            <text:p>dist-grch37-public-27-02</text:p>
          </table:table-cell>
          <table:table-cell table:style-name="ce100" office:value-type="string" calcext:value-type="string">
            <text:p>grch37-public-27-02</text:p>
          </table:table-cell>
          <table:table-cell table:style-name="ce100" office:value-type="string" calcext:value-type="string">
            <text:p>grch37-public-27-02.s3.eu-west-2.amazonaws.com</text:p>
          </table:table-cell>
          <table:table-cell table:style-name="ce100"/>
          <table:table-cell table:style-name="ce100" office:value-type="string" calcext:value-type="string">
            <text:p>grch37-public-27-02</text:p>
          </table:table-cell>
          <table:table-cell table:style-name="ce100" office:value-type="string" calcext:value-type="string">
            <text:p>arn:aws:cloudfront::247656297268:distribution/E1KKQUA3M8BHTY</text:p>
          </table:table-cell>
          <table:table-cell table:style-name="ce100" office:value-type="string" calcext:value-type="string">
            <text:p>E1KKQUA3M8BHTY</text:p>
          </table:table-cell>
          <table:table-cell table:style-name="ce100" table:number-columns-repeated="2"/>
          <table:table-cell table:style-name="ce100" office:value-type="string" calcext:value-type="string">
            <text:p>24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7" office:value-type="string" calcext:value-type="string">
            <text:p>d38yzzp7qncs6y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/>
          <table:table-cell table:style-name="ce100" office:value-type="string" calcext:value-type="string">
            <text:p>GRCh38-27-03-public</text:p>
          </table:table-cell>
          <table:table-cell table:number-columns-repeated="2" table:style-name="ce100" office:value-type="string" calcext:value-type="string">
            <text:p>grch38-27-03-public</text:p>
          </table:table-cell>
          <table:table-cell table:style-name="ce100"/>
          <table:table-cell table:style-name="ce100" office:value-type="string" calcext:value-type="string">
            <text:p>grch38-27-03-public</text:p>
          </table:table-cell>
          <table:table-cell table:style-name="ce100" office:value-type="string" calcext:value-type="string">
            <text:p>arn:aws:cloudfront::247656297268:distribution/E2C74ODAUZHM4K</text:p>
          </table:table-cell>
          <table:table-cell table:style-name="ce100" office:value-type="string" calcext:value-type="string">
            <text:p>E2C74ODAUZHM4K</text:p>
          </table:table-cell>
          <table:table-cell table:style-name="ce100" table:number-columns-repeated="2"/>
          <table:table-cell table:style-name="ce100" office:value-type="string" calcext:value-type="string">
            <text:p>2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0" office:value-type="string" calcext:value-type="string">
            <text:p>d1wvdpgdeu4g47.cloudfront.net</text:p>
          </table:table-cell>
          <table:table-cell table:style-name="ce100" table:number-columns-repeated="1011"/>
        </table:table-row>
        <table:table-row table:style-name="ro1">
          <table:table-cell table:number-columns-repeated="16384"/>
        </table:table-row>
        <table:table-row table:style-name="ro4">
          <table:table-cell table:style-name="ce100"/>
          <table:table-cell table:style-name="ce100" office:value-type="string" calcext:value-type="string">
            <text:p>GRCh37-27-03-public</text:p>
          </table:table-cell>
          <table:table-cell table:number-columns-repeated="2" table:style-name="ce100" office:value-type="string" calcext:value-type="string">
            <text:p>grch37-27-03-public</text:p>
          </table:table-cell>
          <table:table-cell table:style-name="ce100"/>
          <table:table-cell table:style-name="ce100" office:value-type="string" calcext:value-type="string">
            <text:p>grch37-27-03-public</text:p>
          </table:table-cell>
          <table:table-cell table:style-name="ce100" office:value-type="string" calcext:value-type="string">
            <text:p>arn:aws:cloudfront::247656297268:distribution/E1NQRH1VTSRHJ2</text:p>
          </table:table-cell>
          <table:table-cell table:style-name="ce100" office:value-type="string" calcext:value-type="string">
            <text:p>E1NQRH1VTSRHJ2</text:p>
          </table:table-cell>
          <table:table-cell table:style-name="ce100" table:number-columns-repeated="2"/>
          <table:table-cell table:style-name="ce100" office:value-type="string" calcext:value-type="string">
            <text:p>2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0" office:value-type="string" calcext:value-type="string">
            <text:p>dbniquymdi9wg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5 May 2024 Demo GRCh38</text:p>
          </table:table-cell>
          <table:table-cell table:style-name="ce100" office:value-type="string" calcext:value-type="string">
            <text:p>GRCh38-27-05-public</text:p>
          </table:table-cell>
          <table:table-cell table:number-columns-repeated="2" table:style-name="ce100" office:value-type="string" calcext:value-type="string">
            <text:p>grch38-27-05-public</text:p>
          </table:table-cell>
          <table:table-cell table:style-name="ce100"/>
          <table:table-cell table:style-name="ce100" office:value-type="string" calcext:value-type="string">
            <text:p>grch38-27-05-public</text:p>
          </table:table-cell>
          <table:table-cell table:style-name="ce100" office:value-type="string" calcext:value-type="string">
            <text:p>arn:aws:cloudfront::247656297268:distribution/EG18FW081MJ39</text:p>
          </table:table-cell>
          <table:table-cell table:style-name="ce100" office:value-type="string" calcext:value-type="string">
            <text:p>EG18FW081MJ39</text:p>
          </table:table-cell>
          <table:table-cell table:style-name="ce100" table:number-columns-repeated="2"/>
          <table:table-cell table:style-name="ce100" office:value-type="string" calcext:value-type="string">
            <text:p>23rd May 2024</text:p>
          </table:table-cell>
          <table:table-cell table:style-name="ce100" table:number-columns-repeated="2"/>
          <table:table-cell table:style-name="ce100" office:value-type="string" calcext:value-type="string">
            <text:p>d2qkx45vqzuf2x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5 May 2024 Demo GRCh37</text:p>
          </table:table-cell>
          <table:table-cell table:style-name="ce100" office:value-type="string" calcext:value-type="string">
            <text:p>GRCh37-27-05-public</text:p>
          </table:table-cell>
          <table:table-cell table:number-columns-repeated="2" table:style-name="ce100" office:value-type="string" calcext:value-type="string">
            <text:p>grch37-27-05-public</text:p>
          </table:table-cell>
          <table:table-cell table:style-name="ce100"/>
          <table:table-cell table:style-name="ce100" office:value-type="string" calcext:value-type="string">
            <text:p>grch37-27-05-public</text:p>
          </table:table-cell>
          <table:table-cell table:style-name="ce100" office:value-type="string" calcext:value-type="string">
            <text:p>arn:aws:cloudfront::247656297268:distribution/EZZZ55B7XXKNZ</text:p>
          </table:table-cell>
          <table:table-cell table:style-name="ce100" office:value-type="string" calcext:value-type="string">
            <text:p>EZZZ55B7XXKNZ</text:p>
          </table:table-cell>
          <table:table-cell table:style-name="ce100" table:number-columns-repeated="2"/>
          <table:table-cell table:style-name="ce100" office:value-type="string" calcext:value-type="string">
            <text:p>23rd May 2024</text:p>
          </table:table-cell>
          <table:table-cell table:style-name="ce100" table:number-columns-repeated="2"/>
          <table:table-cell table:style-name="ce100" office:value-type="string" calcext:value-type="string">
            <text:p>de53w7xw3ldem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8_0 Jun 2024 Demo GRCh38</text:p>
          </table:table-cell>
          <table:table-cell table:style-name="ce100" office:value-type="string" calcext:value-type="string">
            <text:p>dist_GRCh38_28_0_public</text:p>
          </table:table-cell>
          <table:table-cell table:number-columns-repeated="2" table:style-name="ce100" office:value-type="string" calcext:value-type="string">
            <text:p>grch38-28-0-public</text:p>
          </table:table-cell>
          <table:table-cell table:style-name="ce100"/>
          <table:table-cell table:style-name="ce100" office:value-type="string" calcext:value-type="string">
            <text:p>grch38-28-0-public</text:p>
          </table:table-cell>
          <table:table-cell table:style-name="ce100" office:value-type="string" calcext:value-type="string">
            <text:p>arn:aws:cloudfront::247656297268:distribution/E3KJBCF8QVTG5F</text:p>
          </table:table-cell>
          <table:table-cell table:style-name="ce100" office:value-type="string" calcext:value-type="string">
            <text:p><text:s/>E3KJBCF8QVTG5F</text:p>
          </table:table-cell>
          <table:table-cell table:style-name="ce100" table:number-columns-repeated="2"/>
          <table:table-cell table:style-name="ce100" office:value-type="string" calcext:value-type="string">
            <text:p>16th June 2024</text:p>
          </table:table-cell>
          <table:table-cell table:style-name="ce100" table:number-columns-repeated="2"/>
          <table:table-cell table:style-name="ce100" office:value-type="string" calcext:value-type="string">
            <text:p>d15qy2yoy9flu8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8_0 Jun 2024 Demo GRCh37</text:p>
          </table:table-cell>
          <table:table-cell table:style-name="ce100" office:value-type="string" calcext:value-type="string">
            <text:p>dist_GRCh37_28_0_public</text:p>
          </table:table-cell>
          <table:table-cell table:number-columns-repeated="2" table:style-name="ce100" office:value-type="string" calcext:value-type="string">
            <text:p>grch37-28-0-public</text:p>
          </table:table-cell>
          <table:table-cell table:style-name="ce100"/>
          <table:table-cell table:style-name="ce100" office:value-type="string" calcext:value-type="string">
            <text:p>grch37-28-0-public</text:p>
          </table:table-cell>
          <table:table-cell table:style-name="ce100" office:value-type="string" calcext:value-type="string">
            <text:p>arn:aws:cloudfront::247656297268:distribution/E2EHBSK5KV06BM</text:p>
          </table:table-cell>
          <table:table-cell table:style-name="ce100" office:value-type="string" calcext:value-type="string">
            <text:p><text:s/>E2EHBSK5KV06BM</text:p>
          </table:table-cell>
          <table:table-cell table:style-name="ce100" table:number-columns-repeated="2"/>
          <table:table-cell table:style-name="ce100" office:value-type="string" calcext:value-type="string">
            <text:p>16th June 2024</text:p>
          </table:table-cell>
          <table:table-cell table:style-name="ce100" table:number-columns-repeated="2"/>
          <table:table-cell table:style-name="ce107" office:value-type="string" calcext:value-type="string">
            <text:p>d2mi8a4onledmo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C Roos v.29_0, Jun 2024 Demo GRCh38</text:p>
          </table:table-cell>
          <table:table-cell table:style-name="ce102" office:value-type="string" calcext:value-type="string">
            <text:p>dist_GRCh38_29_0_roos</text:p>
          </table:table-cell>
          <table:table-cell table:style-name="ce102" office:value-type="string" calcext:value-type="string">
            <text:p>grch38-29-0-roos</text:p>
          </table:table-cell>
          <table:table-cell table:style-name="ce102" office:value-type="string" calcext:value-type="string">
            <text:p>grch38-29-0-roos2</text:p>
          </table:table-cell>
          <table:table-cell table:style-name="ce102"/>
          <table:table-cell table:style-name="ce102" office:value-type="string" calcext:value-type="string">
            <text:p>grch38-29-0-roos</text:p>
          </table:table-cell>
          <table:table-cell table:style-name="ce102" office:value-type="string" calcext:value-type="string">
            <text:p>arn:aws:cloudfront::247656297268:distribution/E2EHBSK5KV06BM</text:p>
          </table:table-cell>
          <table:table-cell table:style-name="ce102" office:value-type="string" calcext:value-type="string">
            <text:p>E2EHBSK5KV06BM</text:p>
          </table:table-cell>
          <table:table-cell table:style-name="ce102" table:number-columns-repeated="2"/>
          <table:table-cell table:style-name="ce102" office:value-type="string" calcext:value-type="string">
            <text:p>23rd June 2024</text:p>
          </table:table-cell>
          <table:table-cell table:style-name="ce102" table:number-columns-repeated="2"/>
          <table:table-cell table:style-name="ce102" office:value-type="string" calcext:value-type="string">
            <text:p>d2mi8a4onledmo.cloudfront.net</text:p>
          </table:table-cell>
          <table:table-cell table:style-name="ce102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C Roos v.29_0, Jun 2024 Demo GRCh38</text:p>
          </table:table-cell>
          <table:table-cell table:style-name="ce100" office:value-type="string" calcext:value-type="string">
            <text:p>dist_GRCh38_29_0_roos</text:p>
          </table:table-cell>
          <table:table-cell table:number-columns-repeated="2" table:style-name="ce100" office:value-type="string" calcext:value-type="string">
            <text:p>grch38-29-0-roos3</text:p>
          </table:table-cell>
          <table:table-cell table:style-name="ce100"/>
          <table:table-cell table:style-name="ce100" office:value-type="string" calcext:value-type="string">
            <text:p>grch38-29-0-roos3</text:p>
          </table:table-cell>
          <table:table-cell table:style-name="ce100" office:value-type="string" calcext:value-type="string">
            <text:p>arn:aws:cloudfront::247656297268:distribution/E15P3OAUF8OH6X</text:p>
          </table:table-cell>
          <table:table-cell table:style-name="ce100" office:value-type="string" calcext:value-type="string">
            <text:p>E15P3OAUF8OH6X</text:p>
          </table:table-cell>
          <table:table-cell table:style-name="ce100" table:number-columns-repeated="2"/>
          <table:table-cell table:style-name="ce100" office:value-type="string" calcext:value-type="string">
            <text:p>23rd June 2024</text:p>
          </table:table-cell>
          <table:table-cell table:style-name="ce100" table:number-columns-repeated="2"/>
          <table:table-cell table:style-name="ce100" office:value-type="string" calcext:value-type="string">
            <text:p>d6vk9nukxbegi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30_3, Sep 2024 Demo GRCh38</text:p>
          </table:table-cell>
          <table:table-cell table:style-name="ce100" office:value-type="string" calcext:value-type="string">
            <text:p>dist_GRCh38_30_3_public</text:p>
          </table:table-cell>
          <table:table-cell table:number-columns-repeated="2" table:style-name="ce100" office:value-type="string" calcext:value-type="string">
            <text:p>grch38-30-3-public</text:p>
          </table:table-cell>
          <table:table-cell table:style-name="ce100"/>
          <table:table-cell table:style-name="ce100" office:value-type="string" calcext:value-type="string">
            <text:p>grch38-30-3-public</text:p>
          </table:table-cell>
          <table:table-cell table:style-name="ce100" office:value-type="string" calcext:value-type="string">
            <text:p>arn:aws:cloudfront::247656297268:distribution/E316BJC23TDHTO</text:p>
          </table:table-cell>
          <table:table-cell table:style-name="ce100" office:value-type="string" calcext:value-type="string">
            <text:p>E316BJC23TDHTO</text:p>
          </table:table-cell>
          <table:table-cell table:style-name="ce100" table:number-columns-repeated="2"/>
          <table:table-cell table:style-name="ce100" office:value-type="string" calcext:value-type="string">
            <text:p>2nd Sep 2024</text:p>
          </table:table-cell>
          <table:table-cell table:style-name="ce100" table:number-columns-repeated="2"/>
          <table:table-cell table:style-name="ce100" office:value-type="string" calcext:value-type="string">
            <text:p>d3spy1yqfuhhry.cloudfront.net</text:p>
          </table:table-cell>
          <table:table-cell table:style-name="ce100"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04" office:value-type="string" calcext:value-type="string">
            <text:p>CRoos <text:s/>v.30_4, Sep 2024 Demo GRCh38 (unpaired reads filtered out)</text:p>
          </table:table-cell>
          <table:table-cell table:style-name="ce104" office:value-type="string" calcext:value-type="string">
            <text:p>dist_GRCh38_30_4_CRoos</text:p>
          </table:table-cell>
          <table:table-cell table:number-columns-repeated="2" table:style-name="ce104" office:value-type="string" calcext:value-type="string">
            <text:p>grch38-30-4-croos</text:p>
          </table:table-cell>
          <table:table-cell table:style-name="ce104"/>
          <table:table-cell table:style-name="ce104" office:value-type="string" calcext:value-type="string">
            <text:p>grch38-30-4-croos</text:p>
          </table:table-cell>
          <table:table-cell table:style-name="ce104" office:value-type="string" calcext:value-type="string">
            <text:p>arn:aws:cloudfront::247656297268:distribution/E83LHA3CC1VYG</text:p>
          </table:table-cell>
          <table:table-cell table:style-name="ce104" office:value-type="string" calcext:value-type="string">
            <text:p>E83LHA3CC1VYG</text:p>
          </table:table-cell>
          <table:table-cell table:style-name="ce104" table:number-columns-repeated="2"/>
          <table:table-cell table:style-name="ce104" office:value-type="string" calcext:value-type="string">
            <text:p>5th Sep 2024</text:p>
          </table:table-cell>
          <table:table-cell table:style-name="ce104" table:number-columns-repeated="2"/>
          <table:table-cell table:style-name="ce104" office:value-type="string" calcext:value-type="string">
            <text:p>d6vk9nukxbegi.cloudfront.net</text:p>
          </table:table-cell>
          <table:table-cell table:style-name="ce104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5" office:value-type="string" calcext:value-type="string">
            <text:p>Public v.30_5, Sep 2024 Demo GRCh38</text:p>
          </table:table-cell>
          <table:table-cell table:style-name="ce105" office:value-type="string" calcext:value-type="string">
            <text:p>dist_GRCh38_30_5_public</text:p>
          </table:table-cell>
          <table:table-cell table:number-columns-repeated="2" table:style-name="ce105" office:value-type="string" calcext:value-type="string">
            <text:p>grch38-30-5-public</text:p>
          </table:table-cell>
          <table:table-cell table:style-name="ce105"/>
          <table:table-cell table:style-name="ce105" office:value-type="string" calcext:value-type="string">
            <text:p>grch38-30-5-public</text:p>
          </table:table-cell>
          <table:table-cell table:style-name="ce105" office:value-type="string" calcext:value-type="string">
            <text:p>arn:aws:cloudfront::247656297268:distribution/EQF63PEN4CYX0</text:p>
          </table:table-cell>
          <table:table-cell table:style-name="ce105" office:value-type="string" calcext:value-type="string">
            <text:p>EQF63PEN4CYX0</text:p>
          </table:table-cell>
          <table:table-cell table:style-name="ce105" table:number-columns-repeated="2"/>
          <table:table-cell table:style-name="ce105" office:value-type="string" calcext:value-type="string">
            <text:p>12th Sep 2024</text:p>
          </table:table-cell>
          <table:table-cell table:style-name="ce105" table:number-columns-repeated="2"/>
          <table:table-cell table:style-name="ce105" office:value-type="string" calcext:value-type="string">
            <text:p>d19c49imdxxzrd.cloudfront.net</text:p>
          </table:table-cell>
          <table:table-cell table:style-name="ce105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5" office:value-type="string" calcext:value-type="string">
            <text:p>Public v.30_5, Sep 2024 Demo GRCh37</text:p>
          </table:table-cell>
          <table:table-cell table:style-name="ce105" office:value-type="string" calcext:value-type="string">
            <text:p>dist_GRCh37_30_5_public</text:p>
          </table:table-cell>
          <table:table-cell table:number-columns-repeated="2" table:style-name="ce105" office:value-type="string" calcext:value-type="string">
            <text:p>grch37-30-5-public</text:p>
          </table:table-cell>
          <table:table-cell table:style-name="ce105"/>
          <table:table-cell table:style-name="ce105" office:value-type="string" calcext:value-type="string">
            <text:p>grch37-30-5-public</text:p>
          </table:table-cell>
          <table:table-cell table:style-name="ce105" office:value-type="string" calcext:value-type="string">
            <text:p>arn:aws:cloudfront::247656297268:distribution/E1RSSPPYS7YP4H</text:p>
          </table:table-cell>
          <table:table-cell table:style-name="ce105" office:value-type="string" calcext:value-type="string">
            <text:p>E1RSSPPYS7YP4H</text:p>
          </table:table-cell>
          <table:table-cell table:style-name="ce105" table:number-columns-repeated="2"/>
          <table:table-cell table:style-name="ce105" office:value-type="string" calcext:value-type="string">
            <text:p>12th Sep 2024</text:p>
          </table:table-cell>
          <table:table-cell table:style-name="ce105" table:number-columns-repeated="2"/>
          <table:table-cell table:style-name="ce105" office:value-type="string" calcext:value-type="string">
            <text:p>d2xvkcuh2tkjch.cloudfront.net</text:p>
          </table:table-cell>
          <table:table-cell table:style-name="ce105" table:number-columns-repeated="1637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rge stats" table:style-name="ta1">
        <office:forms form:automatic-focus="false" form:apply-design-mode="false"/>
        <table:table-column table:style-name="co63" table:default-cell-style-name="ce136"/>
        <table:table-column table:style-name="co64" table:visibility="collapse" table:default-cell-style-name="ce136"/>
        <table:table-column table:style-name="co65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66" table:visibility="collapse" table:default-cell-style-name="Default"/>
        <table:table-column table:style-name="co17" table:default-cell-style-name="Default"/>
        <table:table-column table:style-name="co67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6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ce19" table:formula="of:=[$'Wordpress stats'.B1]" office:value-type="string" office:string-value="Visitors" calcext:value-type="string">
            <text:p>Visitors</text:p>
          </table:table-cell>
          <table:table-cell table:style-name="ce19" table:formula="of:=[$'Wordpress stats'.C1]" office:value-type="string" office:string-value="Views" calcext:value-type="string">
            <text:p>Views</text:p>
          </table:table-cell>
          <table:table-cell table:style-name="ce19" table:formula="of:=[$'Wordpress stats'.D1]" office:value-type="string" office:string-value="UK" calcext:value-type="string">
            <text:p>UK</text:p>
          </table:table-cell>
          <table:table-cell table:style-name="ce19" office:value-type="string" calcext:value-type="string">
            <text:p>Ex-uk</text:p>
          </table:table-cell>
          <table:table-cell/>
          <table:table-cell table:style-name="ce20" table:formula="of:=[$'Popular objects requests  by date'.C1]" office:value-type="string" office:string-value="Logo" calcext:value-type="string">
            <text:p>Logo</text:p>
          </table:table-cell>
          <table:table-cell table:style-name="ce20" table:formula="of:=[$'Popular objects requests  by date'.D1]" office:value-type="string" office:string-value="ATM" calcext:value-type="string">
            <text:p>ATM</text:p>
          </table:table-cell>
          <table:table-cell table:style-name="ce20" table:formula="of:=[$'Popular objects requests  by date'.E1]" office:value-type="string" office:string-value="BRCA1" calcext:value-type="string">
            <text:p>BRCA1</text:p>
          </table:table-cell>
          <table:table-cell table:style-name="ce20" table:formula="of:=[$'Popular objects requests  by date'.F1]" office:value-type="string" office:string-value="EFGR" calcext:value-type="string">
            <text:p>EFGR</text:p>
          </table:table-cell>
          <table:table-cell table:style-name="ce20" table:formula="of:=[$'Popular objects requests  by date'.G1]" office:value-type="string" office:string-value="KRAS" calcext:value-type="string">
            <text:p>KRAS</text:p>
          </table:table-cell>
          <table:table-cell table:style-name="ce20" table:formula="of:=[$'Popular objects requests  by date'.H1]" office:value-type="string" office:string-value="KRAS_plus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string" calcext:value-type="string">
            <text:p>COD testing</text:p>
          </table:table-cell>
          <table:table-cell table:formula="of:=[$'Wordpress stats'.B2]" office:value-type="float" office:value="3" calcext:value-type="float">
            <text:p>3</text:p>
          </table:table-cell>
          <table:table-cell table:formula="of:=[$'Wordpress stats'.C2]" office:value-type="float" office:value="4" calcext:value-type="float">
            <text:p>4</text:p>
          </table:table-cell>
          <table:table-cell table:formula="of:=[$'Wordpress stats'.D2]" office:value-type="float" office:value="2" calcext:value-type="float">
            <text:p>2</text:p>
          </table:table-cell>
          <table:table-cell table:formula="of:=[.D2]-[.E2]" office:value-type="float" office:value="2" calcext:value-type="float">
            <text:p>2</text:p>
          </table:table-cell>
          <table:table-cell/>
          <table:table-cell table:formula="of:=[$'Popular objects requests  by date'.C2]" office:value-type="float" office:value="0" calcext:value-type="float">
            <text:p>0</text:p>
          </table:table-cell>
          <table:table-cell table:formula="of:=[$'Popular objects requests  by date'.D2]" office:value-type="float" office:value="0" calcext:value-type="float">
            <text:p>0</text:p>
          </table:table-cell>
          <table:table-cell table:formula="of:=[$'Popular objects requests  by date'.E2]" office:value-type="float" office:value="0" calcext:value-type="float">
            <text:p>0</text:p>
          </table:table-cell>
          <table:table-cell table:formula="of:=[$'Popular objects requests  by date'.F2]" office:value-type="float" office:value="0" calcext:value-type="float">
            <text:p>0</text:p>
          </table:table-cell>
          <table:table-cell table:formula="of:=[$'Popular objects requests  by date'.G2]" office:value-type="float" office:value="0" calcext:value-type="float">
            <text:p>0</text:p>
          </table:table-cell>
          <table:table-cell table:formula="of:=[$'Popular objects requests  by date'.H2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ing</text:p>
          </table:table-cell>
          <table:table-cell table:formula="of:=[$'Wordpress stats'.B3]" office:value-type="float" office:value="4" calcext:value-type="float">
            <text:p>4</text:p>
          </table:table-cell>
          <table:table-cell table:formula="of:=[$'Wordpress stats'.C3]" office:value-type="float" office:value="20" calcext:value-type="float">
            <text:p>20</text:p>
          </table:table-cell>
          <table:table-cell table:formula="of:=[$'Wordpress stats'.D3]" office:value-type="float" office:value="18" calcext:value-type="float">
            <text:p>18</text:p>
          </table:table-cell>
          <table:table-cell table:formula="of:=[.D3]-[.E3]" office:value-type="float" office:value="2" calcext:value-type="float">
            <text:p>2</text:p>
          </table:table-cell>
          <table:table-cell/>
          <table:table-cell table:formula="of:=[$'Popular objects requests  by date'.C3]" office:value-type="float" office:value="4" calcext:value-type="float">
            <text:p>4</text:p>
          </table:table-cell>
          <table:table-cell table:formula="of:=[$'Popular objects requests  by date'.D3]" office:value-type="float" office:value="1" calcext:value-type="float">
            <text:p>1</text:p>
          </table:table-cell>
          <table:table-cell table:formula="of:=[$'Popular objects requests  by date'.E3]" office:value-type="float" office:value="4" calcext:value-type="float">
            <text:p>4</text:p>
          </table:table-cell>
          <table:table-cell table:formula="of:=[$'Popular objects requests  by date'.F3]" office:value-type="float" office:value="0" calcext:value-type="float">
            <text:p>0</text:p>
          </table:table-cell>
          <table:table-cell table:formula="of:=[$'Popular objects requests  by date'.G3]" office:value-type="float" office:value="0" calcext:value-type="float">
            <text:p>0</text:p>
          </table:table-cell>
          <table:table-cell table:formula="of:=[$'Popular objects requests  by date'.H3]" office:value-type="float" office:value="0" calcext:value-type="float">
            <text:p>0</text:p>
          </table:table-cell>
        </table:table-row>
        <table:table-row table:style-name="ro1">
          <table:table-cell table:style-name="ce137" table:formula="of:=[.A3]+1" office:value-type="date" office:date-value="2021-05-11" calcext:value-type="date">
            <text:p>Tue 11 May 21</text:p>
          </table:table-cell>
          <table:table-cell table:style-name="Default"/>
          <table:table-cell table:formula="of:=[$'Wordpress stats'.B4]" office:value-type="float" office:value="12" calcext:value-type="float">
            <text:p>12</text:p>
          </table:table-cell>
          <table:table-cell table:formula="of:=[$'Wordpress stats'.C4]" office:value-type="float" office:value="38" calcext:value-type="float">
            <text:p>38</text:p>
          </table:table-cell>
          <table:table-cell table:formula="of:=[$'Wordpress stats'.D4]" office:value-type="float" office:value="32" calcext:value-type="float">
            <text:p>32</text:p>
          </table:table-cell>
          <table:table-cell table:formula="of:=[.D4]-[.E4]" office:value-type="float" office:value="6" calcext:value-type="float">
            <text:p>6</text:p>
          </table:table-cell>
          <table:table-cell/>
          <table:table-cell table:formula="of:=[$'Popular objects requests  by date'.C4]" office:value-type="float" office:value="6" calcext:value-type="float">
            <text:p>6</text:p>
          </table:table-cell>
          <table:table-cell table:formula="of:=[$'Popular objects requests  by date'.D4]" office:value-type="float" office:value="3" calcext:value-type="float">
            <text:p>3</text:p>
          </table:table-cell>
          <table:table-cell table:formula="of:=[$'Popular objects requests  by date'.E4]" office:value-type="float" office:value="6" calcext:value-type="float">
            <text:p>6</text:p>
          </table:table-cell>
          <table:table-cell table:formula="of:=[$'Popular objects requests  by date'.F4]" office:value-type="float" office:value="2" calcext:value-type="float">
            <text:p>2</text:p>
          </table:table-cell>
          <table:table-cell table:formula="of:=[$'Popular objects requests  by date'.G4]" office:value-type="float" office:value="1" calcext:value-type="float">
            <text:p>1</text:p>
          </table:table-cell>
          <table:table-cell table:formula="of:=[$'Popular objects requests  by date'.H4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style-name="Default"/>
          <table:table-cell table:formula="of:=[$'Wordpress stats'.B5]" office:value-type="float" office:value="5" calcext:value-type="float">
            <text:p>5</text:p>
          </table:table-cell>
          <table:table-cell table:formula="of:=[$'Wordpress stats'.C5]" office:value-type="float" office:value="5" calcext:value-type="float">
            <text:p>5</text:p>
          </table:table-cell>
          <table:table-cell table:formula="of:=[$'Wordpress stats'.D5]" office:value-type="float" office:value="3" calcext:value-type="float">
            <text:p>3</text:p>
          </table:table-cell>
          <table:table-cell table:formula="of:=[.D5]-[.E5]" office:value-type="float" office:value="2" calcext:value-type="float">
            <text:p>2</text:p>
          </table:table-cell>
          <table:table-cell/>
          <table:table-cell table:formula="of:=[$'Popular objects requests  by date'.C5]" office:value-type="float" office:value="0" calcext:value-type="float">
            <text:p>0</text:p>
          </table:table-cell>
          <table:table-cell table:formula="of:=[$'Popular objects requests  by date'.D5]" office:value-type="float" office:value="0" calcext:value-type="float">
            <text:p>0</text:p>
          </table:table-cell>
          <table:table-cell table:formula="of:=[$'Popular objects requests  by date'.E5]" office:value-type="float" office:value="0" calcext:value-type="float">
            <text:p>0</text:p>
          </table:table-cell>
          <table:table-cell table:formula="of:=[$'Popular objects requests  by date'.F5]" office:value-type="float" office:value="0" calcext:value-type="float">
            <text:p>0</text:p>
          </table:table-cell>
          <table:table-cell table:formula="of:=[$'Popular objects requests  by date'.G5]" office:value-type="float" office:value="0" calcext:value-type="float">
            <text:p>0</text:p>
          </table:table-cell>
          <table:table-cell table:formula="of:=[$'Popular objects requests  by date'.H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style-name="Default"/>
          <table:table-cell table:formula="of:=[$'Wordpress stats'.B6]" office:value-type="float" office:value="13" calcext:value-type="float">
            <text:p>13</text:p>
          </table:table-cell>
          <table:table-cell table:formula="of:=[$'Wordpress stats'.C6]" office:value-type="float" office:value="26" calcext:value-type="float">
            <text:p>26</text:p>
          </table:table-cell>
          <table:table-cell table:formula="of:=[$'Wordpress stats'.D6]" office:value-type="float" office:value="23" calcext:value-type="float">
            <text:p>23</text:p>
          </table:table-cell>
          <table:table-cell table:formula="of:=[.D6]-[.E6]" office:value-type="float" office:value="3" calcext:value-type="float">
            <text:p>3</text:p>
          </table:table-cell>
          <table:table-cell/>
          <table:table-cell table:formula="of:=[$'Popular objects requests  by date'.C6]" office:value-type="float" office:value="7" calcext:value-type="float">
            <text:p>7</text:p>
          </table:table-cell>
          <table:table-cell table:formula="of:=[$'Popular objects requests  by date'.D6]" office:value-type="float" office:value="2" calcext:value-type="float">
            <text:p>2</text:p>
          </table:table-cell>
          <table:table-cell table:formula="of:=[$'Popular objects requests  by date'.E6]" office:value-type="float" office:value="1" calcext:value-type="float">
            <text:p>1</text:p>
          </table:table-cell>
          <table:table-cell table:formula="of:=[$'Popular objects requests  by date'.F6]" office:value-type="float" office:value="0" calcext:value-type="float">
            <text:p>0</text:p>
          </table:table-cell>
          <table:table-cell table:formula="of:=[$'Popular objects requests  by date'.G6]" office:value-type="float" office:value="1" calcext:value-type="float">
            <text:p>1</text:p>
          </table:table-cell>
          <table:table-cell table:formula="of:=[$'Popular objects requests  by date'.H6]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style-name="Default"/>
          <table:table-cell table:formula="of:=[$'Wordpress stats'.B7]" office:value-type="float" office:value="0" calcext:value-type="float">
            <text:p>0</text:p>
          </table:table-cell>
          <table:table-cell table:formula="of:=[$'Wordpress stats'.C7]" office:value-type="float" office:value="0" calcext:value-type="float">
            <text:p>0</text:p>
          </table:table-cell>
          <table:table-cell table:formula="of:=[$'Wordpress stats'.D7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/>
          <table:table-cell table:formula="of:=[$'Popular objects requests  by date'.C7]" office:value-type="float" office:value="0" calcext:value-type="float">
            <text:p>0</text:p>
          </table:table-cell>
          <table:table-cell table:formula="of:=[$'Popular objects requests  by date'.D7]" office:value-type="float" office:value="0" calcext:value-type="float">
            <text:p>0</text:p>
          </table:table-cell>
          <table:table-cell table:formula="of:=[$'Popular objects requests  by date'.E7]" office:value-type="float" office:value="0" calcext:value-type="float">
            <text:p>0</text:p>
          </table:table-cell>
          <table:table-cell table:formula="of:=[$'Popular objects requests  by date'.F7]" office:value-type="float" office:value="0" calcext:value-type="float">
            <text:p>0</text:p>
          </table:table-cell>
          <table:table-cell table:formula="of:=[$'Popular objects requests  by date'.G7]" office:value-type="float" office:value="0" calcext:value-type="float">
            <text:p>0</text:p>
          </table:table-cell>
          <table:table-cell table:formula="of:=[$'Popular objects requests  by date'.H7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style-name="Default"/>
          <table:table-cell table:formula="of:=[$'Wordpress stats'.B8]" office:value-type="float" office:value="0" calcext:value-type="float">
            <text:p>0</text:p>
          </table:table-cell>
          <table:table-cell table:formula="of:=[$'Wordpress stats'.C8]" office:value-type="float" office:value="0" calcext:value-type="float">
            <text:p>0</text:p>
          </table:table-cell>
          <table:table-cell table:formula="of:=[$'Wordpress stats'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/>
          <table:table-cell table:formula="of:=[$'Popular objects requests  by date'.C8]" office:value-type="float" office:value="0" calcext:value-type="float">
            <text:p>0</text:p>
          </table:table-cell>
          <table:table-cell table:formula="of:=[$'Popular objects requests  by date'.D8]" office:value-type="float" office:value="0" calcext:value-type="float">
            <text:p>0</text:p>
          </table:table-cell>
          <table:table-cell table:formula="of:=[$'Popular objects requests  by date'.E8]" office:value-type="float" office:value="0" calcext:value-type="float">
            <text:p>0</text:p>
          </table:table-cell>
          <table:table-cell table:formula="of:=[$'Popular objects requests  by date'.F8]" office:value-type="float" office:value="0" calcext:value-type="float">
            <text:p>0</text:p>
          </table:table-cell>
          <table:table-cell table:formula="of:=[$'Popular objects requests  by date'.G8]" office:value-type="float" office:value="0" calcext:value-type="float">
            <text:p>0</text:p>
          </table:table-cell>
          <table:table-cell table:formula="of:=[$'Popular objects requests  by date'.H8]" office:value-type="float" office:value="0" calcext:value-type="float">
            <text:p>0</text:p>
          </table:table-cell>
        </table:table-row>
        <table:table-row table:style-name="ro1">
          <table:table-cell table:style-name="ce138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COD testing</text:p>
          </table:table-cell>
          <table:table-cell table:formula="of:=[$'Wordpress stats'.B9]" office:value-type="float" office:value="1" calcext:value-type="float">
            <text:p>1</text:p>
          </table:table-cell>
          <table:table-cell table:formula="of:=[$'Wordpress stats'.C9]" office:value-type="float" office:value="1" calcext:value-type="float">
            <text:p>1</text:p>
          </table:table-cell>
          <table:table-cell table:formula="of:=[$'Wordpress stats'.D9]" office:value-type="float" office:value="1" calcext:value-type="float">
            <text:p>1</text:p>
          </table:table-cell>
          <table:table-cell table:formula="of:=[.D9]-[.E9]" office:value-type="float" office:value="0" calcext:value-type="float">
            <text:p>0</text:p>
          </table:table-cell>
          <table:table-cell/>
          <table:table-cell table:formula="of:=[$'Popular objects requests  by date'.K9]" office:value-type="float" office:value="1" calcext:value-type="float">
            <text:p>1</text:p>
          </table:table-cell>
          <table:table-cell table:formula="of:=[$'Popular objects requests  by date'.L9]" office:value-type="float" office:value="0" calcext:value-type="float">
            <text:p>0</text:p>
          </table:table-cell>
          <table:table-cell table:formula="of:=[$'Popular objects requests  by date'.M9]" office:value-type="float" office:value="0" calcext:value-type="float">
            <text:p>0</text:p>
          </table:table-cell>
          <table:table-cell table:formula="of:=[$'Popular objects requests  by date'.N9]" office:value-type="float" office:value="0" calcext:value-type="float">
            <text:p>0</text:p>
          </table:table-cell>
          <table:table-cell table:formula="of:=[$'Popular objects requests  by date'.O9]" office:value-type="float" office:value="0" calcext:value-type="float">
            <text:p>0</text:p>
          </table:table-cell>
          <table:table-cell table:formula="of:=[$'Popular objects requests  by date'.P9]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formula="of:=[$'Wordpress stats'.B10]" office:value-type="float" office:value="1" calcext:value-type="float">
            <text:p>1</text:p>
          </table:table-cell>
          <table:table-cell table:formula="of:=[$'Wordpress stats'.C10]" office:value-type="float" office:value="6" calcext:value-type="float">
            <text:p>6</text:p>
          </table:table-cell>
          <table:table-cell table:formula="of:=[$'Wordpress stats'.D10]" office:value-type="float" office:value="6" calcext:value-type="float">
            <text:p>6</text:p>
          </table:table-cell>
          <table:table-cell table:formula="of:=[.D10]-[.E10]" office:value-type="float" office:value="0" calcext:value-type="float">
            <text:p>0</text:p>
          </table:table-cell>
          <table:table-cell/>
          <table:table-cell table:formula="of:=[$'Popular objects requests  by date'.K10]" office:value-type="float" office:value="1" calcext:value-type="float">
            <text:p>1</text:p>
          </table:table-cell>
          <table:table-cell table:formula="of:=[$'Popular objects requests  by date'.L10]" office:value-type="float" office:value="0" calcext:value-type="float">
            <text:p>0</text:p>
          </table:table-cell>
          <table:table-cell table:formula="of:=[$'Popular objects requests  by date'.M10]" office:value-type="float" office:value="0" calcext:value-type="float">
            <text:p>0</text:p>
          </table:table-cell>
          <table:table-cell table:formula="of:=[$'Popular objects requests  by date'.N10]" office:value-type="float" office:value="0" calcext:value-type="float">
            <text:p>0</text:p>
          </table:table-cell>
          <table:table-cell table:formula="of:=[$'Popular objects requests  by date'.O10]" office:value-type="float" office:value="0" calcext:value-type="float">
            <text:p>0</text:p>
          </table:table-cell>
          <table:table-cell table:formula="of:=[$'Popular objects requests  by date'.P10]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formula="of:=[$'Wordpress stats'.B11]" office:value-type="float" office:value="1" calcext:value-type="float">
            <text:p>1</text:p>
          </table:table-cell>
          <table:table-cell table:formula="of:=[$'Wordpress stats'.C11]" office:value-type="float" office:value="1" calcext:value-type="float">
            <text:p>1</text:p>
          </table:table-cell>
          <table:table-cell table:formula="of:=[$'Wordpress stats'.D11]" office:value-type="float" office:value="1" calcext:value-type="float">
            <text:p>1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$'Popular objects requests  by date'.K11]" office:value-type="float" office:value="0" calcext:value-type="float">
            <text:p>0</text:p>
          </table:table-cell>
          <table:table-cell table:formula="of:=[$'Popular objects requests  by date'.L11]" office:value-type="float" office:value="0" calcext:value-type="float">
            <text:p>0</text:p>
          </table:table-cell>
          <table:table-cell table:formula="of:=[$'Popular objects requests  by date'.M11]" office:value-type="float" office:value="0" calcext:value-type="float">
            <text:p>0</text:p>
          </table:table-cell>
          <table:table-cell table:formula="of:=[$'Popular objects requests  by date'.N11]" office:value-type="float" office:value="0" calcext:value-type="float">
            <text:p>0</text:p>
          </table:table-cell>
          <table:table-cell table:formula="of:=[$'Popular objects requests  by date'.O11]" office:value-type="float" office:value="0" calcext:value-type="float">
            <text:p>0</text:p>
          </table:table-cell>
          <table:table-cell table:formula="of:=[$'Popular objects requests  by date'.P11]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formula="of:=[$'Wordpress stats'.B12]" office:value-type="float" office:value="0" calcext:value-type="float">
            <text:p>0</text:p>
          </table:table-cell>
          <table:table-cell table:formula="of:=[$'Wordpress stats'.C12]" office:value-type="float" office:value="0" calcext:value-type="float">
            <text:p>0</text:p>
          </table:table-cell>
          <table:table-cell table:formula="of:=[$'Wordpress stats'.D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/>
          <table:table-cell table:formula="of:=[$'Popular objects requests  by date'.K12]" office:value-type="float" office:value="0" calcext:value-type="float">
            <text:p>0</text:p>
          </table:table-cell>
          <table:table-cell table:formula="of:=[$'Popular objects requests  by date'.L12]" office:value-type="float" office:value="0" calcext:value-type="float">
            <text:p>0</text:p>
          </table:table-cell>
          <table:table-cell table:formula="of:=[$'Popular objects requests  by date'.M12]" office:value-type="float" office:value="0" calcext:value-type="float">
            <text:p>0</text:p>
          </table:table-cell>
          <table:table-cell table:formula="of:=[$'Popular objects requests  by date'.N12]" office:value-type="float" office:value="0" calcext:value-type="float">
            <text:p>0</text:p>
          </table:table-cell>
          <table:table-cell table:formula="of:=[$'Popular objects requests  by date'.O12]" office:value-type="float" office:value="0" calcext:value-type="float">
            <text:p>0</text:p>
          </table:table-cell>
          <table:table-cell table:formula="of:=[$'Popular objects requests  by date'.P12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/>
          <table:table-cell table:formula="of:=[$'Wordpress stats'.B13]" office:value-type="float" office:value="3" calcext:value-type="float">
            <text:p>3</text:p>
          </table:table-cell>
          <table:table-cell table:formula="of:=[$'Wordpress stats'.C13]" office:value-type="float" office:value="17" calcext:value-type="float">
            <text:p>17</text:p>
          </table:table-cell>
          <table:table-cell table:formula="of:=[$'Wordpress stats'.D13]" office:value-type="float" office:value="17" calcext:value-type="float">
            <text:p>17</text:p>
          </table:table-cell>
          <table:table-cell table:formula="of:=[.D13]-[.E13]" office:value-type="float" office:value="0" calcext:value-type="float">
            <text:p>0</text:p>
          </table:table-cell>
          <table:table-cell/>
          <table:table-cell table:formula="of:=[$'Popular objects requests  by date'.C13]" office:value-type="float" office:value="1" calcext:value-type="float">
            <text:p>1</text:p>
          </table:table-cell>
          <table:table-cell table:formula="of:=[$'Popular objects requests  by date'.D13]" office:value-type="float" office:value="1" calcext:value-type="float">
            <text:p>1</text:p>
          </table:table-cell>
          <table:table-cell table:formula="of:=[$'Popular objects requests  by date'.E13]" office:value-type="float" office:value="1" calcext:value-type="float">
            <text:p>1</text:p>
          </table:table-cell>
          <table:table-cell table:formula="of:=[$'Popular objects requests  by date'.F13]" office:value-type="float" office:value="1" calcext:value-type="float">
            <text:p>1</text:p>
          </table:table-cell>
          <table:table-cell table:formula="of:=[$'Popular objects requests  by date'.G13]" office:value-type="float" office:value="1" calcext:value-type="float">
            <text:p>1</text:p>
          </table:table-cell>
          <table:table-cell table:formula="of:=[$'Popular objects requests  by date'.H13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/>
          <table:table-cell table:formula="of:=[$'Wordpress stats'.B14]" office:value-type="float" office:value="0" calcext:value-type="float">
            <text:p>0</text:p>
          </table:table-cell>
          <table:table-cell table:formula="of:=[$'Wordpress stats'.C14]" office:value-type="float" office:value="0" calcext:value-type="float">
            <text:p>0</text:p>
          </table:table-cell>
          <table:table-cell table:formula="of:=[$'Wordpress stats'.D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/>
          <table:table-cell table:formula="of:=[$'Popular objects requests  by date'.K14]" office:value-type="float" office:value="0" calcext:value-type="float">
            <text:p>0</text:p>
          </table:table-cell>
          <table:table-cell table:formula="of:=[$'Popular objects requests  by date'.L14]" office:value-type="float" office:value="0" calcext:value-type="float">
            <text:p>0</text:p>
          </table:table-cell>
          <table:table-cell table:formula="of:=[$'Popular objects requests  by date'.M14]" office:value-type="float" office:value="0" calcext:value-type="float">
            <text:p>0</text:p>
          </table:table-cell>
          <table:table-cell table:formula="of:=[$'Popular objects requests  by date'.N14]" office:value-type="float" office:value="0" calcext:value-type="float">
            <text:p>0</text:p>
          </table:table-cell>
          <table:table-cell table:formula="of:=[$'Popular objects requests  by date'.O14]" office:value-type="float" office:value="0" calcext:value-type="float">
            <text:p>0</text:p>
          </table:table-cell>
          <table:table-cell table:formula="of:=[$'Popular objects requests  by date'.P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/>
          <table:table-cell table:formula="of:=[$'Wordpress stats'.B15]" office:value-type="float" office:value="0" calcext:value-type="float">
            <text:p>0</text:p>
          </table:table-cell>
          <table:table-cell table:formula="of:=[$'Wordpress stats'.C15]" office:value-type="float" office:value="0" calcext:value-type="float">
            <text:p>0</text:p>
          </table:table-cell>
          <table:table-cell table:formula="of:=[$'Wordpress stats'.D15]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/>
          <table:table-cell table:formula="of:=[$'Popular objects requests  by date'.K15]" office:value-type="float" office:value="0" calcext:value-type="float">
            <text:p>0</text:p>
          </table:table-cell>
          <table:table-cell table:formula="of:=[$'Popular objects requests  by date'.L15]" office:value-type="float" office:value="0" calcext:value-type="float">
            <text:p>0</text:p>
          </table:table-cell>
          <table:table-cell table:formula="of:=[$'Popular objects requests  by date'.M15]" office:value-type="float" office:value="0" calcext:value-type="float">
            <text:p>0</text:p>
          </table:table-cell>
          <table:table-cell table:formula="of:=[$'Popular objects requests  by date'.N15]" office:value-type="float" office:value="0" calcext:value-type="float">
            <text:p>0</text:p>
          </table:table-cell>
          <table:table-cell table:formula="of:=[$'Popular objects requests  by date'.O15]" office:value-type="float" office:value="0" calcext:value-type="float">
            <text:p>0</text:p>
          </table:table-cell>
          <table:table-cell table:formula="of:=[$'Popular objects requests  by date'.P15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/>
          <table:table-cell table:formula="of:=[$'Wordpress stats'.B16]" office:value-type="float" office:value="0" calcext:value-type="float">
            <text:p>0</text:p>
          </table:table-cell>
          <table:table-cell table:formula="of:=[$'Wordpress stats'.C16]" office:value-type="float" office:value="0" calcext:value-type="float">
            <text:p>0</text:p>
          </table:table-cell>
          <table:table-cell table:formula="of:=[$'Wordpress stats'.D16]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  <table:table-cell/>
          <table:table-cell table:formula="of:=[$'Popular objects requests  by date'.K16]" office:value-type="float" office:value="0" calcext:value-type="float">
            <text:p>0</text:p>
          </table:table-cell>
          <table:table-cell table:formula="of:=[$'Popular objects requests  by date'.L16]" office:value-type="float" office:value="0" calcext:value-type="float">
            <text:p>0</text:p>
          </table:table-cell>
          <table:table-cell table:formula="of:=[$'Popular objects requests  by date'.M16]" office:value-type="float" office:value="0" calcext:value-type="float">
            <text:p>0</text:p>
          </table:table-cell>
          <table:table-cell table:formula="of:=[$'Popular objects requests  by date'.N16]" office:value-type="float" office:value="0" calcext:value-type="float">
            <text:p>0</text:p>
          </table:table-cell>
          <table:table-cell table:formula="of:=[$'Popular objects requests  by date'.O16]" office:value-type="float" office:value="0" calcext:value-type="float">
            <text:p>0</text:p>
          </table:table-cell>
          <table:table-cell table:formula="of:=[$'Popular objects requests  by date'.P16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2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2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2"/>
        </table:table-row>
      </table:table>
      <table:table table:name="Wordpress stats" table:style-name="ta1">
        <office:forms form:automatic-focus="false" form:apply-design-mode="false"/>
        <table:table-column table:style-name="co21" table:default-cell-style-name="ce136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1" office:value-type="string" calcext:value-type="string">
            <text:p>Visitors</text:p>
          </table:table-cell>
          <table:table-cell table:style-name="ce142" office:value-type="string" calcext:value-type="string">
            <text:p>Views</text:p>
          </table:table-cell>
          <table:table-cell table:style-name="ce141" office:value-type="string" calcext:value-type="string">
            <text:p>UK</text:p>
          </table:table-cell>
          <table:table-cell table:style-name="ce141" office:value-type="string" calcext:value-type="string">
            <text:p>Finland</text:p>
          </table:table-cell>
          <table:table-cell table:style-name="ce141" office:value-type="string" calcext:value-type="string">
            <text:p>Sweden</text:p>
          </table:table-cell>
          <table:table-cell table:style-name="ce141" office:value-type="string" calcext:value-type="string">
            <text:p>US</text:p>
          </table:table-cell>
          <table:table-cell table:style-name="ce141" office:value-type="string" calcext:value-type="string">
            <text:p>Canada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date" office:date-value="2021-05-11" calcext:value-type="date">
            <text:p>Tue 11 May 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date" office:date-value="2021-05-16" calcext:value-type="date">
            <text:p>Sun 16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7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7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7"/>
        </table:table-row>
      </table:table>
      <table:table table:name="Cloudfront stats" table:style-name="ta1">
        <office:forms form:automatic-focus="false" form:apply-design-mode="false"/>
        <table:table-column table:style-name="co69" table:default-cell-style-name="ce136"/>
        <table:table-column table:style-name="co7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vents – oa</text:p>
          </table:table-cell>
          <table:table-cell office:value-type="string" calcext:value-type="string">
            <text:p>Units – oa</text:p>
          </table:table-cell>
          <table:table-cell/>
          <table:table-cell office:value-type="string" calcext:value-type="string">
            <text:p>RequestCount -oa</text:p>
          </table:table-cell>
          <table:table-cell office:value-type="string" calcext:value-type="string">
            <text:p>TotalBytes – oa</text:p>
          </table:table-cell>
          <table:table-cell/>
          <table:table-cell office:value-type="string" calcext:value-type="string">
            <text:p>Events – oa2</text:p>
          </table:table-cell>
          <table:table-cell office:value-type="string" calcext:value-type="string">
            <text:p>Units – oa2</text:p>
          </table:table-cell>
          <table:table-cell/>
          <table:table-cell office:value-type="string" calcext:value-type="string">
            <text:p>RequestCount -oa2</text:p>
          </table:table-cell>
          <table:table-cell office:value-type="string" calcext:value-type="string">
            <text:p>TotalBytes – oa2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table:number-columns-repeated="3"/>
          <table:table-cell table:formula="of:=[$'cachestats E2LINBZWI9OJLA - oa'.E11]" office:value-type="float" office:value="0" calcext:value-type="float">
            <text:p>0</text:p>
          </table:table-cell>
          <table:table-cell table:formula="of:=[$'cachestats E2LINBZWI9OJLA - oa'.N11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1]" office:value-type="float" office:value="0" calcext:value-type="float">
            <text:p>0</text:p>
          </table:table-cell>
          <table:table-cell table:formula="of:=[$'cachestats E16OFVEUCX4GMI - oa2'.N11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table:number-columns-repeated="3"/>
          <table:table-cell table:formula="of:=[$'cachestats E2LINBZWI9OJLA - oa'.E12]" office:value-type="float" office:value="134" calcext:value-type="float">
            <text:p>134</text:p>
          </table:table-cell>
          <table:table-cell table:formula="of:=[$'cachestats E2LINBZWI9OJLA - oa'.N12]" office:value-type="float" office:value="120675070" calcext:value-type="float">
            <text:p>120675070</text:p>
          </table:table-cell>
          <table:table-cell table:number-columns-repeated="4"/>
          <table:table-cell table:formula="of:=[$'cachestats E16OFVEUCX4GMI - oa2'.E12]" office:value-type="float" office:value="0" calcext:value-type="float">
            <text:p>0</text:p>
          </table:table-cell>
          <table:table-cell table:formula="of:=[$'cachestats E16OFVEUCX4GMI - oa2'.N12]" office:value-type="float" office:value="0" calcext:value-type="float">
            <text:p>0</text:p>
          </table:table-cell>
        </table:table-row>
        <table:table-row table:style-name="ro1">
          <table:table-cell table:style-name="ce137" table:formula="of:=[.A3]+1" office:value-type="date" office:date-value="2021-05-11" calcext:value-type="date">
            <text:p>Tue 11 May 21</text:p>
          </table:table-cell>
          <table:table-cell table:style-name="ce22" table:number-columns-repeated="3"/>
          <table:table-cell table:style-name="ce22" table:formula="of:=[$'cachestats E2LINBZWI9OJLA - oa'.E13]" office:value-type="float" office:value="187" calcext:value-type="float">
            <text:p>187</text:p>
          </table:table-cell>
          <table:table-cell table:style-name="ce22" table:formula="of:=[$'cachestats E2LINBZWI9OJLA - oa'.N13]" office:value-type="float" office:value="71143314" calcext:value-type="float">
            <text:p>71143314</text:p>
          </table:table-cell>
          <table:table-cell table:number-columns-repeated="4"/>
          <table:table-cell table:formula="of:=[$'cachestats E16OFVEUCX4GMI - oa2'.E13]" office:value-type="float" office:value="0" calcext:value-type="float">
            <text:p>0</text:p>
          </table:table-cell>
          <table:table-cell table:formula="of:=[$'cachestats E16OFVEUCX4GMI - oa2'.N13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3"/>
          <table:table-cell table:formula="of:=[$'cachestats E2LINBZWI9OJLA - oa'.E14]" office:value-type="float" office:value="8" calcext:value-type="float">
            <text:p>8</text:p>
          </table:table-cell>
          <table:table-cell table:formula="of:=[$'cachestats E2LINBZWI9OJLA - oa'.N14]" office:value-type="float" office:value="2208" calcext:value-type="float">
            <text:p>2208</text:p>
          </table:table-cell>
          <table:table-cell table:number-columns-repeated="4"/>
          <table:table-cell table:formula="of:=[$'cachestats E16OFVEUCX4GMI - oa2'.E14]" office:value-type="float" office:value="0" calcext:value-type="float">
            <text:p>0</text:p>
          </table:table-cell>
          <table:table-cell table:formula="of:=[$'cachestats E16OFVEUCX4GMI - oa2'.N14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number-columns-repeated="3"/>
          <table:table-cell table:formula="of:=[$'cachestats E2LINBZWI9OJLA - oa'.E15]" office:value-type="float" office:value="154" calcext:value-type="float">
            <text:p>154</text:p>
          </table:table-cell>
          <table:table-cell table:formula="of:=[$'cachestats E2LINBZWI9OJLA - oa'.N15]" office:value-type="float" office:value="162739917" calcext:value-type="float">
            <text:p>162739917</text:p>
          </table:table-cell>
          <table:table-cell table:number-columns-repeated="4"/>
          <table:table-cell table:formula="of:=[$'cachestats E16OFVEUCX4GMI - oa2'.E15]" office:value-type="float" office:value="4" calcext:value-type="float">
            <text:p>4</text:p>
          </table:table-cell>
          <table:table-cell table:formula="of:=[$'cachestats E16OFVEUCX4GMI - oa2'.N15]" office:value-type="float" office:value="2620" calcext:value-type="float">
            <text:p>262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3"/>
          <table:table-cell table:formula="of:=[$'cachestats E2LINBZWI9OJLA - oa'.E16]" office:value-type="float" office:value="8" calcext:value-type="float">
            <text:p>8</text:p>
          </table:table-cell>
          <table:table-cell table:formula="of:=[$'cachestats E2LINBZWI9OJLA - oa'.N16]" office:value-type="float" office:value="2210" calcext:value-type="float">
            <text:p>2210</text:p>
          </table:table-cell>
          <table:table-cell table:number-columns-repeated="4"/>
          <table:table-cell table:formula="of:=[$'cachestats E16OFVEUCX4GMI - oa2'.E16]" office:value-type="float" office:value="0" calcext:value-type="float">
            <text:p>0</text:p>
          </table:table-cell>
          <table:table-cell table:formula="of:=[$'cachestats E16OFVEUCX4GMI - oa2'.N16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3"/>
          <table:table-cell table:formula="of:=[$'cachestats E2LINBZWI9OJLA - oa'.E17]" office:value-type="float" office:value="0" calcext:value-type="float">
            <text:p>0</text:p>
          </table:table-cell>
          <table:table-cell table:formula="of:=[$'cachestats E2LINBZWI9OJLA - oa'.N1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7]" office:value-type="float" office:value="0" calcext:value-type="float">
            <text:p>0</text:p>
          </table:table-cell>
          <table:table-cell table:formula="of:=[$'cachestats E16OFVEUCX4GMI - oa2'.N17]" office:value-type="float" office:value="0" calcext:value-type="float">
            <text:p>0</text:p>
          </table:table-cell>
        </table:table-row>
        <table:table-row table:style-name="ro1">
          <table:table-cell table:style-name="ce138" table:formula="of:=[.A8]+1" office:value-type="date" office:date-value="2021-05-16" calcext:value-type="date">
            <text:p>Sun 16 May 21</text:p>
          </table:table-cell>
          <table:table-cell table:number-columns-repeated="3"/>
          <table:table-cell table:formula="of:=[$'cachestats E2LINBZWI9OJLA - oa'.E18]" office:value-type="float" office:value="31" calcext:value-type="float">
            <text:p>31</text:p>
          </table:table-cell>
          <table:table-cell table:formula="of:=[$'cachestats E2LINBZWI9OJLA - oa'.N18]" office:value-type="float" office:value="33401377" calcext:value-type="float">
            <text:p>33401377</text:p>
          </table:table-cell>
          <table:table-cell/>
          <table:table-cell table:style-name="ce20" table:number-columns-repeated="3"/>
          <table:table-cell table:style-name="ce20" table:formula="of:=[$'cachestats E16OFVEUCX4GMI - oa2'.E18]" office:value-type="float" office:value="46" calcext:value-type="float">
            <text:p>46</text:p>
          </table:table-cell>
          <table:table-cell table:style-name="ce20" table:formula="of:=[$'cachestats E16OFVEUCX4GMI - oa2'.N18]" office:value-type="float" office:value="44978071" calcext:value-type="float">
            <text:p>44978071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table:number-columns-repeated="3"/>
          <table:table-cell table:formula="of:=[$'cachestats E2LINBZWI9OJLA - oa'.E19]" office:value-type="float" office:value="0" calcext:value-type="float">
            <text:p>0</text:p>
          </table:table-cell>
          <table:table-cell table:formula="of:=[$'cachestats E2LINBZWI9OJLA - oa'.N19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9]" office:value-type="float" office:value="15" calcext:value-type="float">
            <text:p>15</text:p>
          </table:table-cell>
          <table:table-cell table:formula="of:=[$'cachestats E16OFVEUCX4GMI - oa2'.N19]" office:value-type="float" office:value="8280" calcext:value-type="float">
            <text:p>828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/>
          <table:table-cell table:formula="of:=[$'cachestats E2LINBZWI9OJLA - oa'.E20]" office:value-type="float" office:value="0" calcext:value-type="float">
            <text:p>0</text:p>
          </table:table-cell>
          <table:table-cell table:formula="of:=[$'cachestats E2LINBZWI9OJLA - oa'.N20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0]" office:value-type="float" office:value="13" calcext:value-type="float">
            <text:p>13</text:p>
          </table:table-cell>
          <table:table-cell table:formula="of:=[$'cachestats E16OFVEUCX4GMI - oa2'.N20]" office:value-type="float" office:value="20657949" calcext:value-type="float">
            <text:p>20657949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3"/>
          <table:table-cell table:formula="of:=[$'cachestats E2LINBZWI9OJLA - oa'.E21]" office:value-type="float" office:value="1" calcext:value-type="float">
            <text:p>1</text:p>
          </table:table-cell>
          <table:table-cell table:formula="of:=[$'cachestats E2LINBZWI9OJLA - oa'.N21]" office:value-type="float" office:value="383" calcext:value-type="float">
            <text:p>383</text:p>
          </table:table-cell>
          <table:table-cell table:number-columns-repeated="4"/>
          <table:table-cell table:formula="of:=[$'cachestats E16OFVEUCX4GMI - oa2'.E21]" office:value-type="float" office:value="0" calcext:value-type="float">
            <text:p>0</text:p>
          </table:table-cell>
          <table:table-cell table:formula="of:=[$'cachestats E16OFVEUCX4GMI - oa2'.N21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table:number-columns-repeated="3"/>
          <table:table-cell table:formula="of:=[$'cachestats E2LINBZWI9OJLA - oa'.E22]" office:value-type="float" office:value="65" calcext:value-type="float">
            <text:p>65</text:p>
          </table:table-cell>
          <table:table-cell table:formula="of:=[$'cachestats E2LINBZWI9OJLA - oa'.N22]" office:value-type="float" office:value="54566930" calcext:value-type="float">
            <text:p>54566930</text:p>
          </table:table-cell>
          <table:table-cell table:number-columns-repeated="4"/>
          <table:table-cell table:formula="of:=[$'cachestats E16OFVEUCX4GMI - oa2'.E22]" office:value-type="float" office:value="0" calcext:value-type="float">
            <text:p>0</text:p>
          </table:table-cell>
          <table:table-cell table:formula="of:=[$'cachestats E16OFVEUCX4GMI - oa2'.N22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3"/>
          <table:table-cell table:formula="of:=[$'cachestats E2LINBZWI9OJLA - oa'.E23]" office:value-type="float" office:value="0" calcext:value-type="float">
            <text:p>0</text:p>
          </table:table-cell>
          <table:table-cell table:formula="of:=[$'cachestats E2LINBZWI9OJLA - oa'.N23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3]" office:value-type="float" office:value="3" calcext:value-type="float">
            <text:p>3</text:p>
          </table:table-cell>
          <table:table-cell table:formula="of:=[$'cachestats E16OFVEUCX4GMI - oa2'.N23]" office:value-type="float" office:value="1491" calcext:value-type="float">
            <text:p>1491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3"/>
          <table:table-cell table:formula="of:=[$'cachestats E2LINBZWI9OJLA - oa'.E24]" office:value-type="float" office:value="0" calcext:value-type="float">
            <text:p>0</text:p>
          </table:table-cell>
          <table:table-cell table:formula="of:=[$'cachestats E2LINBZWI9OJLA - oa'.N24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4]" office:value-type="float" office:value="0" calcext:value-type="float">
            <text:p>0</text:p>
          </table:table-cell>
          <table:table-cell table:formula="of:=[$'cachestats E16OFVEUCX4GMI - oa2'.N24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3"/>
          <table:table-cell table:formula="of:=[$'cachestats E2LINBZWI9OJLA - oa'.E25]" office:value-type="float" office:value="0" calcext:value-type="float">
            <text:p>0</text:p>
          </table:table-cell>
          <table:table-cell table:formula="of:=[$'cachestats E2LINBZWI9OJLA - oa'.N25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5]" office:value-type="float" office:value="0" calcext:value-type="float">
            <text:p>0</text:p>
          </table:table-cell>
          <table:table-cell table:formula="of:=[$'cachestats E16OFVEUCX4GMI - oa2'.N25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3"/>
          <table:table-cell table:formula="of:=[$'cachestats E2LINBZWI9OJLA - oa'.E26]" office:value-type="float" office:value="0" calcext:value-type="float">
            <text:p>0</text:p>
          </table:table-cell>
          <table:table-cell table:formula="of:=[$'cachestats E2LINBZWI9OJLA - oa'.N26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6]" office:value-type="float" office:value="0" calcext:value-type="float">
            <text:p>0</text:p>
          </table:table-cell>
          <table:table-cell table:formula="of:=[$'cachestats E16OFVEUCX4GMI - oa2'.N26]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3"/>
          <table:table-cell table:formula="of:=[$'cachestats E2LINBZWI9OJLA - oa'.E27]" office:value-type="float" office:value="0" calcext:value-type="float">
            <text:p>0</text:p>
          </table:table-cell>
          <table:table-cell table:formula="of:=[$'cachestats E2LINBZWI9OJLA - oa'.N2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7]" office:value-type="float" office:value="0" calcext:value-type="float">
            <text:p>0</text:p>
          </table:table-cell>
          <table:table-cell table:formula="of:=[$'cachestats E16OFVEUCX4GMI - oa2'.N27]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3"/>
          <table:table-cell table:formula="of:=[$'cachestats E2LINBZWI9OJLA - oa'.E28]" office:value-type="float" office:value="0" calcext:value-type="float">
            <text:p>0</text:p>
          </table:table-cell>
          <table:table-cell table:formula="of:=[$'cachestats E2LINBZWI9OJLA - oa'.N28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8]" office:value-type="float" office:value="0" calcext:value-type="float">
            <text:p>0</text:p>
          </table:table-cell>
          <table:table-cell table:formula="of:=[$'cachestats E16OFVEUCX4GMI - oa2'.N28]" office:value-type="float" office:value="0" calcext:value-type="float">
            <text:p>0</text:p>
          </table:table-cell>
        </table:table-row>
      </table:table>
      <table:table table:name="Popular objects requests  by date" table:style-name="ta1">
        <office:forms form:automatic-focus="false" form:apply-design-mode="false"/>
        <table:table-column table:style-name="co33" table:default-cell-style-name="ce136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A:</text:p>
          </table:table-cell>
          <table:table-cell office:value-type="string" calcext:value-type="string">
            <text:p><text:a xlink:href="https://d39dwl1iudh30g.cloudfront.net/img/replicon_logo.ced45fc5.svg" xlink:type="simple">Logo</text:a>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  <table:table-cell/>
          <table:table-cell office:value-type="string" calcext:value-type="string">
            <text:p>OA2: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7" table:formula="of:=[.A3]+1" office:value-type="date" office:date-value="2021-05-11" calcext:value-type="date">
            <text:p>Tue 11 May 21</text:p>
          </table:table-cell>
          <table:table-cell office:value-type="string" calcext:value-type="string">
            <text:p>OA laun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8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OA remov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OA2 launc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string" calcext:value-type="string">
            <text:p>Just CO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5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5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5"/>
        </table:table-row>
      </table:table>
      <table:table table:name="cachestats E2LINBZWI9OJLA - oa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44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33:27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675070" calcext:value-type="float">
            <text:p>120675070</text:p>
          </table:table-cell>
          <table:table-cell office:value-type="float" office:value="75189073" calcext:value-type="float">
            <text:p>7518907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143314" calcext:value-type="float">
            <text:p>71143314</text:p>
          </table:table-cell>
          <table:table-cell office:value-type="float" office:value="336403" calcext:value-type="float">
            <text:p>33640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2739917" calcext:value-type="float">
            <text:p>162739917</text:p>
          </table:table-cell>
          <table:table-cell office:value-type="float" office:value="84943443" calcext:value-type="float">
            <text:p>8494344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401377" calcext:value-type="float">
            <text:p>33401377</text:p>
          </table:table-cell>
          <table:table-cell office:value-type="float" office:value="33399460" calcext:value-type="float">
            <text:p>3339946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566930" calcext:value-type="float">
            <text:p>54566930</text:p>
          </table:table-cell>
          <table:table-cell office:value-type="float" office:value="34017819" calcext:value-type="float">
            <text:p>34017819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cachestats E16OFVEUCX4GMI - oa2" table:style-name="ta1">
        <office:forms form:automatic-focus="false" form:apply-design-mode="false"/>
        <table:table-column table:style-name="co40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43" table:default-cell-style-name="ce144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34:13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78071" calcext:value-type="float">
            <text:p>44978071</text:p>
          </table:table-cell>
          <table:table-cell office:value-type="float" office:value="33502528" calcext:value-type="float">
            <text:p>33502528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7949" calcext:value-type="float">
            <text:p>20657949</text:p>
          </table:table-cell>
          <table:table-cell office:value-type="float" office:value="20657230" calcext:value-type="float">
            <text:p>2065723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PopularObjects  E2LINBZWI9OJLA - oa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54:2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3757" calcext:value-type="float">
            <text:p>13757</text:p>
          </table:table-cell>
          <table:table-cell office:value-type="float" office:value="53467" calcext:value-type="float">
            <text:p>534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755" calcext:value-type="float">
            <text:p>7755</text:p>
          </table:table-cell>
          <table:table-cell office:value-type="float" office:value="34161" calcext:value-type="float">
            <text:p>341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app.c2ddd6af.js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4424" calcext:value-type="float">
            <text:p>274424</text:p>
          </table:table-cell>
          <table:table-cell office:value-type="float" office:value="506166" calcext:value-type="float">
            <text:p>5061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72892" calcext:value-type="float">
            <text:p>772892</text:p>
          </table:table-cell>
          <table:table-cell office:value-type="float" office:value="1328100" calcext:value-type="float">
            <text:p>1328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8245" calcext:value-type="float">
            <text:p>18245</text:p>
          </table:table-cell>
          <table:table-cell office:value-type="float" office:value="35713" calcext:value-type="float">
            <text:p>35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693" calcext:value-type="float">
            <text:p>19693</text:p>
          </table:table-cell>
          <table:table-cell office:value-type="float" office:value="44948" calcext:value-type="float">
            <text:p>449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80195326" calcext:value-type="float">
            <text:p>80195326</text:p>
          </table:table-cell>
          <table:table-cell office:value-type="float" office:value="183323934" calcext:value-type="float">
            <text:p>1833239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5928318" calcext:value-type="float">
            <text:p>25928318</text:p>
          </table:table-cell>
          <table:table-cell office:value-type="float" office:value="55566431" calcext:value-type="float">
            <text:p>555664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3020675" calcext:value-type="float">
            <text:p>43020675</text:p>
          </table:table-cell>
          <table:table-cell office:value-type="float" office:value="86047791" calcext:value-type="float">
            <text:p>860477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78048" calcext:value-type="float">
            <text:p>78048</text:p>
          </table:table-cell>
          <table:table-cell office:value-type="float" office:value="114283" calcext:value-type="float">
            <text:p>1142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3668" calcext:value-type="float">
            <text:p>13668</text:p>
          </table:table-cell>
          <table:table-cell office:value-type="float" office:value="26369" calcext:value-type="float">
            <text:p>26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814" calcext:value-type="float">
            <text:p>100814</text:p>
          </table:table-cell>
          <table:table-cell office:value-type="float" office:value="170136" calcext:value-type="float">
            <text:p>170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097" calcext:value-type="float">
            <text:p>4097</text:p>
          </table:table-cell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89910" calcext:value-type="float">
            <text:p>689910</text:p>
          </table:table-cell>
          <table:table-cell office:value-type="float" office:value="865129" calcext:value-type="float">
            <text:p>8651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562" calcext:value-type="float">
            <text:p>9562</text:p>
          </table:table-cell>
          <table:table-cell office:value-type="float" office:value="16646" calcext:value-type="float">
            <text:p>16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901" calcext:value-type="float">
            <text:p>4901</text:p>
          </table:table-cell>
          <table:table-cell office:value-type="float" office:value="9656" calcext:value-type="float">
            <text:p>9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95" calcext:value-type="float">
            <text:p>3095</text:p>
          </table:table-cell>
          <table:table-cell office:value-type="float" office:value="6973" calcext:value-type="float">
            <text:p>6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4931575" calcext:value-type="float">
            <text:p>44931575</text:p>
          </table:table-cell>
          <table:table-cell office:value-type="float" office:value="67405346" calcext:value-type="float">
            <text:p>674053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7984069" calcext:value-type="float">
            <text:p>27984069</text:p>
          </table:table-cell>
          <table:table-cell office:value-type="float" office:value="41980898" calcext:value-type="float">
            <text:p>41980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442" calcext:value-type="float">
            <text:p>23442</text:p>
          </table:table-cell>
          <table:table-cell office:value-type="float" office:value="38711" calcext:value-type="float">
            <text:p>387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6447" calcext:value-type="float">
            <text:p>506447</text:p>
          </table:table-cell>
          <table:table-cell office:value-type="float" office:value="709328" calcext:value-type="float">
            <text:p>709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72353" calcext:value-type="float">
            <text:p>772353</text:p>
          </table:table-cell>
          <table:table-cell office:value-type="float" office:value="1081628" calcext:value-type="float">
            <text:p>10816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918" calcext:value-type="float">
            <text:p>24918</text:p>
          </table:table-cell>
          <table:table-cell office:value-type="float" office:value="31234" calcext:value-type="float">
            <text:p>312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0767" calcext:value-type="float">
            <text:p>60767</text:p>
          </table:table-cell>
          <table:table-cell office:value-type="float" office:value="71195" calcext:value-type="float">
            <text:p>71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47437" calcext:value-type="float">
            <text:p>847437</text:p>
          </table:table-cell>
          <table:table-cell office:value-type="float" office:value="989012" calcext:value-type="float">
            <text:p>989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3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4191" calcext:value-type="float">
            <text:p>14191</text:p>
          </table:table-cell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496" calcext:value-type="float">
            <text:p>10496</text:p>
          </table:table-cell>
          <table:table-cell office:value-type="float" office:value="13731" calcext:value-type="float">
            <text:p>137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833" calcext:value-type="float">
            <text:p>9833</text:p>
          </table:table-cell>
          <table:table-cell office:value-type="float" office:value="12905" calcext:value-type="float">
            <text:p>129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ref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85784" calcext:value-type="float">
            <text:p>785784</text:p>
          </table:table-cell>
          <table:table-cell office:value-type="float" office:value="982943" calcext:value-type="float">
            <text:p>9829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05" calcext:value-type="float">
            <text:p>7705</text:p>
          </table:table-cell>
          <table:table-cell office:value-type="float" office:value="10249" calcext:value-type="float">
            <text:p>10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34" calcext:value-type="float">
            <text:p>7734</text:p>
          </table:table-cell>
          <table:table-cell office:value-type="float" office:value="10288" calcext:value-type="float">
            <text:p>10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0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03" calcext:value-type="float">
            <text:p>4703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som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4771" calcext:value-type="float">
            <text:p>4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ref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257" calcext:value-type="float">
            <text:p>18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2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19" calcext:value-type="float">
            <text:p>7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0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6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313" calcext:value-type="float">
            <text:p>4313</text:p>
          </table:table-cell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5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191" calcext:value-type="float">
            <text:p>4191</text:p>
          </table:table-cell>
          <table:table-cell office:value-type="float" office:value="6288" calcext:value-type="float">
            <text:p>6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4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02" calcext:value-type="float">
            <text:p>4202</text:p>
          </table:table-cell>
          <table:table-cell office:value-type="float" office:value="6309" calcext:value-type="float">
            <text:p>6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3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2" calcext:value-type="float">
            <text:p>446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97" calcext:value-type="float">
            <text:p>4297</text:p>
          </table:table-cell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3" calcext:value-type="float">
            <text:p>4463</text:p>
          </table:table-cell>
          <table:table-cell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ref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00408" calcext:value-type="float">
            <text:p>500408</text:p>
          </table:table-cell>
          <table:table-cell office:value-type="float" office:value="750590" calcext:value-type="float">
            <text:p>750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16" calcext:value-type="float">
            <text:p>3916</text:p>
          </table:table-cell>
          <table:table-cell office:value-type="float" office:value="5877" calcext:value-type="float">
            <text:p>5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761" calcext:value-type="float">
            <text:p>3761</text:p>
          </table:table-cell>
          <table:table-cell office:value-type="float" office:value="5649" calcext:value-type="float">
            <text:p>5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0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82" calcext:value-type="float">
            <text:p>2182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opularObjects  E16OFVEUCX4GMI - oa2" table:style-name="ta1">
        <office:forms form:automatic-focus="false" form:apply-design-mode="false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57:1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056" calcext:value-type="float">
            <text:p>4056</text:p>
          </table:table-cell>
          <table:table-cell office:value-type="float" office:value="9832" calcext:value-type="float">
            <text:p>9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3456</text:p>
          </table:table-cell>
          <table:table-cell office:value-type="float" office:value="6899" calcext:value-type="float">
            <text:p>6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57" calcext:value-type="float">
            <text:p>3257</text:p>
          </table:table-cell>
          <table:table-cell office:value-type="float" office:value="16312" calcext:value-type="float">
            <text:p>163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920241" calcext:value-type="float">
            <text:p>22920241</text:p>
          </table:table-cell>
          <table:table-cell office:value-type="float" office:value="34380614" calcext:value-type="float">
            <text:p>34380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10416" calcext:value-type="float">
            <text:p>7410416</text:p>
          </table:table-cell>
          <table:table-cell office:value-type="float" office:value="7410792" calcext:value-type="float">
            <text:p>7410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58002" calcext:value-type="float">
            <text:p>10758002</text:p>
          </table:table-cell>
          <table:table-cell office:value-type="float" office:value="10758377" calcext:value-type="float">
            <text:p>10758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832" calcext:value-type="float">
            <text:p>220832</text:p>
          </table:table-cell>
          <table:table-cell office:value-type="float" office:value="221207" calcext:value-type="float">
            <text:p>221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app.c563dba7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029" calcext:value-type="float">
            <text:p>46029</text:p>
          </table:table-cell>
          <table:table-cell office:value-type="float" office:value="46404" calcext:value-type="float">
            <text:p>46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27" calcext:value-type="float">
            <text:p>11427</text:p>
          </table:table-cell>
          <table:table-cell office:value-type="float" office:value="11803" calcext:value-type="float">
            <text:p>11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obots.t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623" calcext:value-type="float">
            <text:p>102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512" calcext:value-type="float">
            <text:p>154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91266" calcext:value-type="float">
            <text:p>7491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63" calcext:value-type="float">
            <text:p>5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05" calcext:value-type="float">
            <text:p>17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264" calcext:value-type="float">
            <text:p>14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65753" calcext:value-type="float">
            <text:p>4665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Keys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Default"/>
        <table:table-column table:style-name="co5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eys genera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assphrase</text:p>
          </table:table-cell>
          <table:table-cell office:value-type="string" calcext:value-type="string">
            <text:p>fingerprint</text:p>
          </table:table-cell>
        </table:table-row>
        <table:table-row table:style-name="ro1">
          <table:table-cell/>
          <table:table-cell office:value-type="string" calcext:value-type="string">
            <text:p>rg_exploder</text:p>
          </table:table-cell>
          <table:table-cell office:value-type="string" calcext:value-type="string">
            <text:p>doxy_Edin_w0ld</text:p>
          </table:table-cell>
          <table:table-cell office:value-type="string" calcext:value-type="string">
            <text:p>SHA256:7P94gdcU1Pa4TeNer6FucSsUXjn1ICWFq1/Hpv2w1+M <text:a xlink:href="mailto:caryodonnell@ARWallace.local" xlink:type="simple">caryodonnell@ARWallace.loc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3:44:42.712120710</meta:creation-date>
    <dc:date>2025-03-09T15:14:24.688618199</dc:date>
    <meta:editing-duration>P10DT10H39M20S</meta:editing-duration>
    <meta:editing-cycles>279</meta:editing-cycles>
    <meta:generator>LibreOffice/7.4.7.2$MacOSX_X86_64 LibreOffice_project/723314e595e8007d3cf785c16538505a1c878ca5</meta:generator>
    <meta:document-statistic meta:table-count="11" meta:cell-count="2692" meta:object-count="0"/>
    <meta:user-defined meta:name=""/>
  </office:meta>
</office:document-meta>
</file>